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1.6807in"/>
    </style:style>
    <style:style style:name="co5" style:family="table-column">
      <style:table-column-properties fo:break-before="auto" style:column-width="2.2in"/>
    </style:style>
    <style:style style:name="co6" style:family="table-column">
      <style:table-column-properties fo:break-before="auto" style:column-width="0.758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535in"/>
    </style:style>
    <style:style style:name="co9" style:family="table-column">
      <style:table-column-properties fo:break-before="auto" style:column-width="0.3917in"/>
    </style:style>
    <style:style style:name="co10" style:family="table-column">
      <style:table-column-properties fo:break-before="auto" style:column-width="1.7571in"/>
    </style:style>
    <style:style style:name="co11" style:family="table-column">
      <style:table-column-properties fo:break-before="auto" style:column-width="1.0681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3591in"/>
    </style:style>
    <style:style style:name="co14" style:family="table-column">
      <style:table-column-properties fo:break-before="auto" style:column-width="3.6575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0.439in"/>
    </style:style>
    <style:style style:name="co17" style:family="table-column">
      <style:table-column-properties fo:break-before="auto" style:column-width="1.239in"/>
    </style:style>
    <style:style style:name="co18" style:family="table-column">
      <style:table-column-properties fo:break-before="auto" style:column-width="2.2319in"/>
    </style:style>
    <style:style style:name="co19" style:family="table-column">
      <style:table-column-properties fo:break-before="auto" style:column-width="2.985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1.1083in"/>
    </style:style>
    <style:style style:name="co23" style:family="table-column">
      <style:table-column-properties fo:break-before="auto" style:column-width="2.9445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2.4693in"/>
    </style:style>
    <style:style style:name="co26" style:family="table-column">
      <style:table-column-properties fo:break-before="auto" style:column-width="0.4673in"/>
    </style:style>
    <style:style style:name="co27" style:family="table-column">
      <style:table-column-properties fo:break-before="auto" style:column-width="1.4374in"/>
    </style:style>
    <style:style style:name="co28" style:family="table-column">
      <style:table-column-properties fo:break-before="auto" style:column-width="1.1866in"/>
    </style:style>
    <style:style style:name="co29" style:family="table-column">
      <style:table-column-properties fo:break-before="auto" style:column-width="0.7118in"/>
    </style:style>
    <style:style style:name="co30" style:family="table-column">
      <style:table-column-properties fo:break-before="auto" style:column-width="0.9374in"/>
    </style:style>
    <style:style style:name="co31" style:family="table-column">
      <style:table-column-properties fo:break-before="auto" style:column-width="1.0445in"/>
    </style:style>
    <style:style style:name="co32" style:family="table-column">
      <style:table-column-properties fo:break-before="auto" style:column-width="0.2571in"/>
    </style:style>
    <style:style style:name="co33" style:family="table-column">
      <style:table-column-properties fo:break-before="auto" style:column-width="0.4626in"/>
    </style:style>
    <style:style style:name="co34" style:family="table-column">
      <style:table-column-properties fo:break-before="auto" style:column-width="0.3008in"/>
    </style:style>
    <style:style style:name="co35" style:family="table-column">
      <style:table-column-properties fo:break-before="auto" style:column-width="0.3547in"/>
    </style:style>
    <style:style style:name="co36" style:family="table-column">
      <style:table-column-properties fo:break-before="auto" style:column-width="2.4543in"/>
    </style:style>
    <style:style style:name="co37" style:family="table-column">
      <style:table-column-properties fo:break-before="auto" style:column-width="0.3319in"/>
    </style:style>
    <style:style style:name="co38" style:family="table-column">
      <style:table-column-properties fo:break-before="auto" style:column-width="0.7665in"/>
    </style:style>
    <style:style style:name="co39" style:family="table-column">
      <style:table-column-properties fo:break-before="auto" style:column-width="0.5654in"/>
    </style:style>
    <style:style style:name="co40" style:family="table-column">
      <style:table-column-properties fo:break-before="auto" style:column-width="0.4437in"/>
    </style:style>
    <style:style style:name="co41" style:family="table-column">
      <style:table-column-properties fo:break-before="auto" style:column-width="1.0063in"/>
    </style:style>
    <style:style style:name="co42" style:family="table-column">
      <style:table-column-properties fo:break-before="auto" style:column-width="0.3598in"/>
    </style:style>
    <style:style style:name="co43" style:family="table-column">
      <style:table-column-properties fo:break-before="auto" style:column-width="0.8425in"/>
    </style:style>
    <style:style style:name="co44" style:family="table-column">
      <style:table-column-properties fo:break-before="auto" style:column-width="0.3701in"/>
    </style:style>
    <style:style style:name="co45" style:family="table-column">
      <style:table-column-properties fo:break-before="auto" style:column-width="1.0799in"/>
    </style:style>
    <style:style style:name="co46" style:family="table-column">
      <style:table-column-properties fo:break-before="auto" style:column-width="1.2472in"/>
    </style:style>
    <style:style style:name="co47" style:family="table-column">
      <style:table-column-properties fo:break-before="auto" style:column-width="2.1736in"/>
    </style:style>
    <style:style style:name="co48" style:family="table-column">
      <style:table-column-properties fo:break-before="auto" style:column-width="0.1283in"/>
    </style:style>
    <style:style style:name="co49" style:family="table-column">
      <style:table-column-properties fo:break-before="auto" style:column-width="0.4008in"/>
    </style:style>
    <style:style style:name="co50" style:family="table-column">
      <style:table-column-properties fo:break-before="auto" style:column-width="0.65in"/>
    </style:style>
    <style:style style:name="co51" style:family="table-column">
      <style:table-column-properties fo:break-before="auto" style:column-width="1.6827in"/>
    </style:style>
    <style:style style:name="co52" style:family="table-column">
      <style:table-column-properties fo:break-before="auto" style:column-width="1.1728in"/>
    </style:style>
    <style:style style:name="co53" style:family="table-column">
      <style:table-column-properties fo:break-before="auto" style:column-width="1.3555in"/>
    </style:style>
    <style:style style:name="co54" style:family="table-column">
      <style:table-column-properties fo:break-before="auto" style:column-width="1.4339in"/>
    </style:style>
    <style:style style:name="co55" style:family="table-column">
      <style:table-column-properties fo:break-before="auto" style:column-width="1.3055in"/>
    </style:style>
    <style:style style:name="co56" style:family="table-column">
      <style:table-column-properties fo:break-before="auto" style:column-width="0.3854in"/>
    </style:style>
    <style:style style:name="co57" style:family="table-column">
      <style:table-column-properties fo:break-before="auto" style:column-width="0.3571in"/>
    </style:style>
    <style:style style:name="co58" style:family="table-column">
      <style:table-column-properties fo:break-before="auto" style:column-width="0.6508in"/>
    </style:style>
    <style:style style:name="co59" style:family="table-column">
      <style:table-column-properties fo:break-before="auto" style:column-width="1.5311in"/>
    </style:style>
    <style:style style:name="co60" style:family="table-column">
      <style:table-column-properties fo:break-before="auto" style:column-width="0.2366in"/>
    </style:style>
    <style:style style:name="co61" style:family="table-column">
      <style:table-column-properties fo:break-before="auto" style:column-width="0.8555in"/>
    </style:style>
    <style:style style:name="co62" style:family="table-column">
      <style:table-column-properties fo:break-before="auto" style:column-width="1.191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ro7" style:family="table-row">
      <style:table-row-properties style:row-height="0.5575in" fo:break-before="auto" style:use-optimal-row-height="true"/>
    </style:style>
    <style:style style:name="ro8" style:family="table-row">
      <style:table-row-properties style:row-height="0.2161in" fo:break-before="auto" style:use-optimal-row-height="false"/>
    </style:style>
    <style:style style:name="ro9" style:family="table-row">
      <style:table-row-properties style:row-height="0.2783in" fo:break-before="auto" style:use-optimal-row-height="true"/>
    </style:style>
    <style:style style:name="ro10" style:family="table-row">
      <style:table-row-properties style:row-height="0.2575in" fo:break-before="auto" style:use-optimal-row-height="true"/>
    </style:style>
    <style:style style:name="ro11" style:family="table-row">
      <style:table-row-properties style:row-height="0.4425in" fo:break-before="auto" style:use-optimal-row-height="false"/>
    </style:style>
    <style:style style:name="ro12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fo:border="none"/>
      <style:text-properties style:font-name="Helvetica Neue1" fo:font-size="11pt" style:font-size-asian="11pt" style:font-size-complex="11pt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465a4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3465a4"/>
    </style:style>
    <style:style style:name="ce34" style:family="table-cell" style:parent-style-name="Default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22" style:family="table-cell" style:parent-style-name="Default">
      <style:table-cell-properties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21" style:family="table-cell" style:parent-style-name="Default">
      <style:table-cell-properties fo:background-color="#3465a4" fo:border="non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font-name="Helvetica Neue1" fo:font-size="11pt" style:font-size-asian="11pt" style:font-size-complex="11pt"/>
    </style:style>
    <style:style style:name="ce38" style:family="table-cell" style:parent-style-name="Default">
      <style:table-cell-properties fo:background-color="#3465a4" fo:border="none"/>
      <style:text-properties fo:color="#ffffff" style:font-name="Helvetica Neue1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39" style:family="table-cell" style:parent-style-name="Default">
      <style:table-cell-properties fo:background-color="#3465a4" fo:border="none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40" style:family="table-cell" style:parent-style-name="Default">
      <style:table-cell-properties fo:background-color="#3465a4" style:text-align-source="fix" style:repeat-content="false" fo:border="none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92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44" style:family="table-cell" style:parent-style-name="Default">
      <style:table-cell-properties fo:background-color="#3465a4" fo:border="non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49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47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3465a4"/>
      <style:text-properties style:font-name="Helvetica Neue1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1" fo:font-size="11pt" style:font-size-asian="11pt" style:font-size-complex="11pt"/>
    </style:style>
    <style:style style:name="ce54" style:family="table-cell" style:parent-style-name="Default">
      <style:table-cell-properties fo:background-color="#3465a4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3465a4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3465a4" style:text-align-source="fix" style:repeat-content="false" fo:border="0.74pt solid #ffffff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1" fo:font-size="11pt" style:font-size-asian="11pt" style:font-size-complex="11pt"/>
    </style:style>
    <style:style style:name="ce62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63" style:family="table-cell" style:parent-style-name="Default" style:data-style-name="N49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70" style:family="table-cell" style:parent-style-name="Default" style:data-style-name="N49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86" style:family="table-cell" style:parent-style-name="Default" style:data-style-name="N134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27" style:family="table-cell" style:parent-style-name="Default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115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131" style:family="table-cell" style:parent-style-name="Default">
      <style:table-cell-properties fo:border="0.74pt solid #eeeeee"/>
      <style:text-properties fo:color="#666666"/>
    </style:style>
    <style:style style:name="ce133" style:family="table-cell" style:parent-style-name="Default">
      <style:table-cell-properties fo:border="0.74pt solid #eeeeee" style:rotation-angle="90"/>
      <style:text-properties fo:color="#666666"/>
    </style:style>
    <style:style style:name="ce134" style:family="table-cell" style:parent-style-name="Default">
      <style:table-cell-properties fo:border="0.74pt solid #eeeeee"/>
    </style:style>
    <style:style style:name="ce145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3465a4" style:cell-protect="protected formula-hidden" style:print-content="tru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3465a4" style:cell-protect="protected formula-hidden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130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top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 style:data-style-name="N49">
      <style:table-cell-properties fo:background-color="#3465a4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666666"/>
    </style:style>
    <style:style style:name="ce158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fo:color="#666666"/>
    </style:style>
    <style:style style:name="ce14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808080" style:font-name="Helvetica Neue1" fo:font-size="11pt" style:font-size-asian="11pt" style:font-size-complex="11pt"/>
    </style:style>
    <style:style style:name="ce146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3" style:family="table-cell" style:parent-style-name="Default">
      <style:table-cell-properties fo:background-color="#3465a4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156" style:family="table-cell" style:parent-style-name="Default">
      <style:table-cell-properties fo:background-color="#3465a4" style:cell-protect="protected formula-hidden" style:print-content="true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3465a4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1" fo:font-size="11pt" style:font-size-asian="11pt" style:font-size-complex="11pt"/>
    </style:style>
    <style:style style:name="ce161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fo:color="#666666"/>
    </style:style>
    <style:style style:name="ce167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666666"/>
    </style:style>
    <style:style style:name="ce170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172" style:family="table-cell" style:parent-style-name="Default">
      <style:table-cell-properties fo:background-color="#3465a4" fo:wrap-option="wrap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85">
      <style:table-cell-properties fo:background-color="#ffd8ce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00" style:family="table-cell" style:parent-style-name="Default" style:data-style-name="N185">
      <style:table-cell-properties fo:background-color="#dee6ef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74" style:family="table-cell" style:parent-style-name="Default">
      <style:table-cell-properties style:cell-protect="protected formula-hidden" style:print-content="true"/>
      <style:text-properties style:font-name="Helvetica Neue1" fo:font-size="11pt" style:font-size-asian="11pt" style:font-size-complex="11pt"/>
    </style:style>
    <style:style style:name="ce75" style:family="table-cell" style:parent-style-name="Default">
      <style:table-cell-properties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style:cell-protect="protected formula-hidden" style:print-content="true" fo:background-color="transparent"/>
      <style:text-properties style:font-name="Helvetica Neue1" fo:font-size="11pt" style:font-size-asian="11pt" style:font-size-complex="11pt"/>
    </style:style>
    <style:style style:name="ce193" style:family="table-cell" style:parent-style-name="Default">
      <style:table-cell-properties fo:background-color="#3465a4" style:cell-protect="protected formula-hidden" style:print-content="true"/>
      <style:text-properties fo:color="#808080" style:font-name="Helvetica Neue1" fo:font-size="11pt" style:font-size-asian="11pt" style:font-size-complex="11pt"/>
    </style:style>
    <style:style style:name="ce81" style:family="table-cell" style:parent-style-name="Default">
      <style:table-cell-properties style:cell-protect="protected formula-hidden" style:print-content="true"/>
      <style:text-properties fo:color="#808080" style:font-name="Helvetica Neue1" fo:font-size="11pt" style:font-size-asian="11pt" style:font-size-complex="11pt"/>
    </style:style>
    <style:style style:name="ce83" style:family="table-cell" style:parent-style-name="Default">
      <style:table-cell-properties style:cell-protect="protected formula-hidden" style:print-content="true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255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1" fo:font-size="11pt" style:font-size-asian="11pt" style:font-size-complex="11pt"/>
    </style:style>
    <style:style style:name="ce84" style:family="table-cell" style:parent-style-name="Default">
      <style:table-cell-properties style:cell-protect="protected formula-hidden" style:print-content="tru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cell-protect="protected formula-hidden" style:print-content="true" fo:border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style:cell-protect="protected formula-hidden" style:print-content="true" fo:background-color="transparent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1" fo:font-size="11pt" style:font-size-asian="11pt" style:font-size-complex="11pt"/>
    </style:style>
    <style:style style:name="ce243" style:family="table-cell" style:parent-style-name="Default">
      <style:table-cell-properties fo:background-color="#dee6ef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4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3" style:family="table-cell" style:parent-style-name="Default">
      <style:table-cell-properties style:cell-protect="protected formula-hidden" style:print-content="true"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250" style:family="table-cell" style:parent-style-name="Default">
      <style:table-cell-properties fo:background-color="#ffd8ce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double #000000" style:border-line-width-bottom="0.0035in 0.0035in 0.0035in" style:cell-protect="protected formula-hidden" style:print-content="true" fo:background-color="transparent" fo:wrap-option="no-wrap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186" style:family="table-cell" style:parent-style-name="Default">
      <style:table-cell-properties style:cell-protect="protected formula-hidden" style:print-content="true" fo:background-color="transparent" fo:wrap-option="no-wrap" fo:border="none"/>
      <style:text-properties style:use-window-font-color="true" style:font-name="Helvetica Neue1" fo:font-size="11pt" style:font-size-asian="11pt" style:font-size-complex="11pt"/>
    </style:style>
    <style:style style:name="ce187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1" fo:font-size="11pt" style:font-size-asian="11pt" style:font-size-complex="11pt"/>
    </style:style>
    <style:style style:name="ce23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1" fo:font-size="11pt" style:font-size-asian="11pt" style:font-size-complex="11pt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666666" style:font-name="Helvetica Neue1" fo:font-size="11pt" style:font-size-asian="11pt" style:font-size-complex="11pt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48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end" fo:margin-left="0in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256" style:family="table-cell" style:parent-style-name="Default">
      <style:table-cell-properties fo:background-color="#3465a4"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3465a4" style:font-name="Helvetica Neue1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185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185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85">
      <style:table-cell-properties style:cell-protect="protected formula-hidden" style:print-content="true" style:text-align-source="fix" style:repeat-content="fals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78" style:family="table-cell" style:parent-style-name="Default" style:data-style-name="N185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17" style:family="table-cell" style:parent-style-name="Default" style:data-style-name="N185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19" style:family="table-cell" style:parent-style-name="Default" style:data-style-name="N185">
      <style:table-cell-properties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'Profit &amp; Loss'.G62"/>
      <style:map style:condition="cell-content()&lt;0" style:apply-style-name="Bad" style:base-cell-address="'Profit &amp; Loss'.G62"/>
    </style:style>
    <style:style style:name="ce207" style:family="table-cell" style:parent-style-name="Default" style:data-style-name="N185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 style:data-style-name="N185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18" style:family="table-cell" style:parent-style-name="Default" style:data-style-name="N185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26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</style:style>
    <style:style style:name="ce273" style:family="table-cell" style:parent-style-name="Default">
      <style:table-cell-properties style:cell-protect="protected formula-hidden" style:print-content="true" fo:border="none"/>
    </style:style>
    <style:style style:name="ce224" style:family="table-cell" style:parent-style-name="Default">
      <style:table-cell-properties fo:background-color="#ffffff" style:cell-protect="protected formula-hidden" style:print-content="true" fo:border="none"/>
      <style:text-properties fo:color="#808080" style:font-name="Helvetica Neue1" fo:font-size="11pt" style:font-size-asian="11pt" style:font-size-complex="11pt"/>
    </style:style>
    <style:style style:name="ce227" style:family="table-cell" style:parent-style-name="Default">
      <style:table-cell-properties style:cell-protect="protected formula-hidden" style:print-content="true" fo:border="none"/>
      <style:text-properties fo:color="#808080" style:font-name="Helvetica Neue1" fo:font-size="11pt" style:font-size-asian="11pt" style:font-size-complex="11pt"/>
    </style:style>
    <style:style style:name="ce229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808080" style:font-name="Helvetica Neue1" fo:font-size="11pt" style:font-size-asian="11pt" style:font-size-complex="11pt"/>
    </style:style>
    <style:style style:name="ce228" style:family="table-cell" style:parent-style-name="Default">
      <style:table-cell-properties style:cell-protect="protected formula-hidden" style:print-content="true" fo:background-color="transparent" fo:border="none"/>
      <style:text-properties fo:color="#808080" style:font-name="Helvetica Neue1" fo:font-size="11pt" style:font-size-asian="11pt" style:font-size-complex="11pt"/>
    </style:style>
    <style:style style:name="ce277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192">
      <style:table-cell-properties fo:background-color="#dee6ef" style:cell-protect="protected formula-hidden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9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 style:data-style-name="N192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 style:data-style-name="N192">
      <style:table-cell-properties style:cell-protect="protected formula-hidden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11" style:family="table-cell" style:parent-style-name="Default" style:data-style-name="N192">
      <style:table-cell-properties fo:background-color="#ffd8ce" style:cell-protect="protected formula-hidden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92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36" style:family="table-cell" style:parent-style-name="Default" style:data-style-name="N192">
      <style:table-cell-properties fo:border-bottom="0.74pt double #000000" style:border-line-width-bottom="0.0035in 0.0035in 0.0035in" style:cell-protect="protected formula-hidden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97" style:family="table-cell" style:parent-style-name="Default">
      <style:table-cell-properties fo:background-color="#000000" style:cell-protect="protected formula-hidden" style:print-content="true" fo:border="0.74pt solid #000000"/>
    </style:style>
    <style:style style:name="ce235" style:family="table-cell" style:parent-style-name="Default" style:data-style-name="N19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 style:data-style-name="N19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38" style:family="table-cell" style:parent-style-name="Default">
      <style:table-cell-properties style:cell-protect="protected formula-hidden" style:print-content="true" fo:wrap-option="wrap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239" style:family="table-cell" style:parent-style-name="Default">
      <style:table-cell-properties style:cell-protect="protected formula-hidden" style:print-content="true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240" style:family="table-cell" style:parent-style-name="Default" style:data-style-name="N19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42" style:family="table-cell" style:parent-style-name="Default" style:data-style-name="N19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44" style:family="table-cell" style:parent-style-name="Default" style:data-style-name="N19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>
      <style:table-cell-properties fo:background-color="#3465a4" style:cell-protect="protected formula-hidden" style:print-content="true"/>
      <style:text-properties style:font-name="Helvetica Neue1" fo:font-size="11pt" style:font-size-asian="11pt" style:font-size-complex="11pt"/>
    </style:style>
    <style:style style:name="ce305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35">
      <style:table-cell-properties fo:background-color="#dee6ef" style:cell-protect="protected formula-hidden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1" fo:font-size="11pt" style:font-size-asian="11pt" style:font-size-complex="11pt"/>
    </style:style>
    <style:style style:name="ce316" style:family="table-cell" style:parent-style-name="Default">
      <style:table-cell-properties fo:background-color="#eeeeee"/>
      <style:text-properties style:use-window-font-color="true" style:font-name="Helvetica Neue1" fo:font-size="11pt" style:font-size-asian="11pt" style:font-size-complex="11pt"/>
    </style:style>
    <style:style style:name="ce317" style:family="table-cell" style:parent-style-name="Default">
      <style:table-cell-properties fo:border-bottom="0.74pt double #000000" style:border-line-width-bottom="0.0035in 0.0035in 0.0035in" fo:background-color="#eeeeee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318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20" style:family="table-cell" style:parent-style-name="Default" style:data-style-name="N104">
      <style:table-cell-properties fo:background-color="#eeeeee" style:text-align-source="fix" style:repeat-content="fals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22" style:family="table-cell" style:parent-style-name="Default" style:data-style-name="N104">
      <style:table-cell-properties fo:border-bottom="0.74pt double #000000" style:border-line-width-bottom="0.0035in 0.0035in 0.0035in" fo:background-color="#eeeee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1" fo:font-size="11pt" style:font-size-asian="11pt" style:font-size-complex="11pt"/>
    </style:style>
    <style:style style:name="ce332" style:family="table-cell" style:parent-style-name="Default" style:data-style-name="N70">
      <style:table-cell-properties fo:background-color="#3465a4" style:text-align-source="fix" style:repeat-content="false" style:vertical-align="middle"/>
      <style:paragraph-properties fo:text-align="start" fo:margin-left="0in"/>
      <style:text-properties fo:color="#ffffff" style:font-name="Helvetica Neue1" fo:font-size="11pt" style:font-size-asian="11pt" style:font-size-complex="11pt"/>
    </style:style>
    <style:style style:name="ce342" style:family="table-cell" style:parent-style-name="Default" style:data-style-name="N185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185">
      <style:table-cell-properties fo:background-color="#ffaa95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319" style:family="table-cell" style:parent-style-name="Default" style:data-style-name="N134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134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34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49" style:family="table-cell" style:parent-style-name="Default" style:data-style-name="N11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Helvetica Neue1" fo:font-size="11pt" style:font-size-asian="11pt" style:font-size-complex="11pt"/>
    </style:style>
    <style:style style:name="ce102" style:family="table-cell" style:parent-style-name="Default" style:data-style-name="N192">
      <style:text-properties style:font-name="Helvetica Neue1" fo:font-size="11pt" style:font-size-asian="11pt" style:font-size-complex="11pt"/>
    </style:style>
    <style:style style:name="ce344" style:family="table-cell" style:parent-style-name="Default" style:data-style-name="N192">
      <style:table-cell-properties style:text-align-source="fix" style:repeat-content="false" fo:wrap-option="wrap"/>
      <style:paragraph-properties fo:text-align="center" fo:margin-left="0in"/>
      <style:text-properties style:font-name="Helvetica Neue1" fo:font-size="11pt" style:font-size-asian="11pt" style:font-size-complex="11pt"/>
    </style:style>
    <style:style style:name="ce326" style:family="table-cell" style:parent-style-name="Default" style:data-style-name="N192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53" style:family="table-cell" style:parent-style-name="Default" style:data-style-name="N192">
      <style:table-cell-properties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28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192">
      <style:table-cell-properties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34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134"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331" style:family="table-cell" style:parent-style-name="Default" style:data-style-name="N192"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666666" fo:border="none"/>
      <style:text-properties style:font-name="Helvetica Neue1" fo:font-size="11pt" style:font-size-asian="11pt" style:font-size-complex="11pt"/>
    </style:style>
    <style:style style:name="ce370" style:family="table-cell" style:parent-style-name="Default">
      <style:table-cell-properties fo:background-color="transparent" fo:border="none"/>
      <style:text-properties style:font-name="Helvetica Neue1" fo:font-size="11pt" style:font-size-asian="11pt" style:font-size-complex="11pt"/>
    </style:style>
    <style:style style:name="ce377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2" style:family="table-cell" style:parent-style-name="Default" style:data-style-name="N11">
      <style:table-cell-properties fo:background-color="transparent"/>
      <style:text-properties style:font-name="Helvetica Neue1" fo:font-size="11pt" style:font-size-asian="11pt" style:font-size-complex="11pt"/>
    </style:style>
    <style:style style:name="ce373" style:family="table-cell" style:parent-style-name="Default" style:data-style-name="N11">
      <style:table-cell-properties fo:background-color="transparent" fo:border="none"/>
      <style:text-properties style:font-name="Helvetica Neue1" fo:font-size="11pt" style:font-size-asian="11pt" style:font-size-complex="11pt"/>
    </style:style>
    <style:style style:name="ce382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 style:data-style-name="N156">
      <style:table-cell-properties fo:background-color="transparent"/>
      <style:text-properties style:font-name="Helvetica Neue1" fo:font-size="11pt" style:font-size-asian="11pt" style:font-size-complex="11pt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89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381" style:family="table-cell" style:parent-style-name="Default" style:data-style-name="N156">
      <style:table-cell-properties style:text-align-source="fix" style:repeat-content="false" fo:background-color="transparent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88" style:family="table-cell" style:parent-style-name="Default" style:data-style-name="N156">
      <style:table-cell-properties style:text-align-source="fix" style:repeat-content="false" fo:border="0.74pt solid #eeeeee"/>
      <style:paragraph-properties fo:text-align="end" fo:margin-left="0in"/>
      <style:text-properties style:font-name="Helvetica Neue1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85" style:family="table-cell" style:parent-style-name="Default" style:data-style-name="N156">
      <style:table-cell-properties style:text-align-source="fix" style:repeat-content="false" fo:background-color="transparent" fo:border="non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1" fo:font-size="11pt" style:font-size-asian="11pt" style:font-size-complex="11pt"/>
    </style:style>
    <style:style style:name="ce387" style:family="table-cell" style:parent-style-name="Default" style:data-style-name="N156">
      <style:table-cell-properties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ce33" style:family="table-cell" style:parent-style-name="Default">
      <style:table-cell-properties fo:background-color="#666666"/>
      <style:text-properties style:font-name="Helvetica Neue1" fo:font-size="11pt" style:font-size-asian="11pt" style:font-size-complex="11pt"/>
    </style:style>
    <style:style style:name="gr1" style:family="graphic">
      <style:graphic-properties svg:stroke-width="0.1in" svg:stroke-color="#ff4000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style:writing-mode="lr-tb" fo:text-align="center"/>
    </style:style>
    <style:style style:name="gr2" style:family="graphic">
      <style:graphic-properties svg:stroke-width="0.0799in" svg:stroke-color="#ff4000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style:writing-mode="lr-tb" fo:text-align="center"/>
      <style:text-properties style:font-name="Helvetica Neue1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8ce"/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  <style:text-properties style:font-name="Helvetica Neue1"/>
    </style:style>
    <style:style style:name="T1" style:family="text">
      <style:text-properties style:font-name="Helvetica Neu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Information.A3">
          <table:error-message table:message-type="stop" table:display="true"/>
        </table:content-validation>
        <table:content-validation table:name="val2" table:base-cell-address="Information.A3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Information.C505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Account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Mile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Subscription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Mile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Mile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Subscription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Transactions.B12">
          <table:error-message table:message-type="stop" table:display="true"/>
        </table:content-validation>
      </table:content-validations>
      <table:table table:name="Informa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1" table:content-validation-name="val1" office:value-type="string" calcext:value-type="string">
            <text:p>Prepared by GL Gracia (<text:a xlink:href="https://glgracia.com/" xlink:type="simple">https://glgracia.com</text:a>)</text:p>
          </table:table-cell>
          <table:table-cell table:style-name="ce10" table:content-validation-name="val1"/>
          <table:table-cell table:style-name="ce3"/>
          <table:table-cell table:style-name="ce1"/>
          <table:table-cell table:style-name="ce189" table:number-columns-repeated="6"/>
        </table:table-row>
        <table:table-row table:style-name="ro2">
          <table:table-cell table:style-name="ce1"/>
          <table:table-cell table:style-name="ce5" table:content-validation-name="val1"/>
          <table:table-cell table:style-name="ce16" table:content-validation-name="val1"/>
          <table:table-cell table:style-name="ce3"/>
          <table:table-cell table:style-name="ce1"/>
          <table:table-cell table:style-name="ce189"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It is licensed with an Apache License, Version 2 Included in the zip file or by download at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<text:a xlink:href="https://github.com/devglg/books" xlink:type="simple">https://github.com/devglg/books</text:a>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 calcext:value-type="string">
            <text:p><text:span text:style-name="T2">Some help and notes:</text:span> If you don’t find it here you’re welcome to email me at <text:a xlink:href="mailto:dev@glgracia.com" xlink:type="simple">dev@glgracia.com</text:a>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To add a type of expense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. Open the Accounts sheet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. In the next empty row select the account type in the <text:span text:style-name="T2">Type</text:span> column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. Enter the Description in the <text:span text:style-name="T2">Account</text:span> column, keeping the format with Revenue or Expense following the nam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4. Ensure you have enough rows in the <text:span text:style-name="T2">Profit &amp; Loss</text:span> sheet and should automatically show up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Note: There are a few rows hidden part of the sections, just unhide the next row until all your accounts show up.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Net Income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Net Income</text:span> is calculated in two ways, with car-truck expenses  and with miles expenses under <text:span text:style-name="T2">Total Profit (Loss)</text:span>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f you want to use <text:span text:style-name="T2">Car-Truck expenses</text:span> then point <text:span text:style-name="T2">NET INCOME BOOK</text:span> cell to the column with those expenses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f you want to use <text:span text:style-name="T2">Miles expenses</text:span> then point <text:span text:style-name="T2">NET INCOME BOOK</text:span> cell to the column with those expenses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Bank Reconciliation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There is a <text:span text:style-name="T2">Bank</text:span><text:span text:style-name="T3"> sheet where you can copy the information from your bank account directly and will show in the </text:span>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Profit &amp; Loss</text:span> sheet under the <text:span text:style-name="T2">NET INCOME BANK</text:span> cell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t should be used just for verification that all your cash transactions show on your bank account. 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Owner’s Capital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Owners Equity Accounts</text:span> sheet has the list of owners and the contributions since day 1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You can add contributions even if it’s for a year in the past, the idea is to have a complete view of every member’s contributions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You can add more contributions in the rows below the <text:s/>Owner’s Contribution title.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The formulas above that section are just to show you the contributions plus any profit or loss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Different Year Finances:</text:p>
          </table:table-cell>
          <table:table-cell table:number-columns-repeated="9"/>
        </table:table-row>
        <table:table-row table:style-name="ro3">
          <table:table-cell/>
          <table:table-cell table:style-name="ce7"/>
          <table:table-cell office:value-type="string" calcext:value-type="string">
            <text:p>1. Make a copy of the document, I would include the year in the name of the document for easier retrieval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. On the <text:span text:style-name="T2">Accounts</text:span> sheet you can change the year in cell <text:span text:style-name="T2">B3</text:span>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. On the <text:span text:style-name="T2">Transactions</text:span> sheet clear all the transactions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Note: </text:span><text:span text:style-name="T5">don’t delete</text:span><text:span text:style-name="T6"> the rows or you will delete any formulas, just </text:span><text:span text:style-name="T5">clear </text:span><text:span text:style-name="T6">the rows from </text:span><text:span text:style-name="T5">text, numbers, dates</text:span>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4. On the <text:span text:style-name="T2">Retained Earnings sheet</text:span>, copy the <text:span text:style-name="T2">Ending RE</text:span> from <text:span text:style-name="T2">last year</text:span> into the <text:span text:style-name="T2">Beginning RE</text:span> on <text:span text:style-name="T2">this year</text:span>.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7" office:value-type="string" calcext:value-type="string">
            <text:p>Liabilities: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I’m still trying to figure out how best do this part, for now you may add them to the <text:span text:style-name="T2">Balance Sheet </text:span>sheet manually</text:p>
          </table:table-cell>
          <table:table-cell table:number-columns-repeated="8"/>
        </table:table-row>
        <table:table-row table:style-name="ro3" table:number-rows-repeated="104853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Accounts" table:style-name="ta1"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visibility="collapse" table:number-columns-repeated="1014" table:default-cell-style-name="ce9"/>
        <table:table-column table:style-name="co8" table:visibility="collapse" table:default-cell-style-name="ce9"/>
        <table:table-column table:style-name="co1" table:visibility="collapse" table:number-columns-repeated="4" table:default-cell-style-name="ce9"/>
        <table:table-column table:style-name="co1" table:visibility="collapse" table:number-columns-repeated="15360" table:default-cell-style-name="Default"/>
        <table:table-row table:style-name="ro4">
          <table:table-cell table:style-name="ce1"/>
          <table:table-cell table:style-name="ce11" table:content-validation-name="val1" office:value-type="string" calcext:value-type="string">
            <text:p>Prepared by GL Gracia <text:a xlink:href="https://glgracia.com/" xlink:type="simple">https://glgracia.com</text:a></text:p>
          </table:table-cell>
          <table:table-cell table:style-name="ce11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office:value-type="string" calcext:value-type="string">
            <text:p>GL GRACIA (edit in Accounts page)</text:p>
          </table:table-cell>
          <table:table-cell table:style-name="ce5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16" table:content-validation-name="val1" office:value-type="float" office:value="2023" calcext:value-type="float">
            <text:p>2023</text:p>
          </table:table-cell>
          <table:table-cell table:style-name="ce16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table:number-columns-repeated="2"/>
          <table:table-cell table:style-name="ce5"/>
          <table:table-cell table:style-name="ce1"/>
          <table:table-cell table:number-columns-repeated="16379"/>
        </table:table-row>
        <table:table-row table:style-name="ro5">
          <table:table-cell table:style-name="ce1"/>
          <table:table-cell table:style-name="ce21" table:content-validation-name="val1" office:value-type="string" calcext:value-type="string">
            <text:p>Company Accounts</text:p>
          </table:table-cell>
          <table:table-cell table:style-name="ce5" table:content-validation-name="val1"/>
          <table:table-cell table:style-name="ce5"/>
          <table:table-cell table:style-name="ce1"/>
          <table:table-cell table:number-columns-repeated="16379"/>
        </table:table-row>
        <table:table-row table:style-name="ro2">
          <table:table-cell table:style-name="ce5"/>
          <table:table-cell table:style-name="ce5" office:value-type="string" calcext:value-type="string">
            <text:p>Types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Account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Revenu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ales Revenu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ervices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Expens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Interest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Owners Equ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ost of Goods Sold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Liabil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redits and Allowanc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Repair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Fuel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Insuran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Other Cost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Licens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arketing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eal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Entertainment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Offi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Research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Suppli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ravel Expenses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Owners Equity</text:p>
          </table:table-cell>
          <table:table-cell table:style-name="ce36" office:value-type="string" calcext:value-type="string">
            <text:p>Dividend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1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2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Parking Fe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oll Fees Expense</text:p>
          </table:table-cell>
          <table:table-cell table:number-columns-repeated="16380"/>
        </table:table-row>
        <table:table-row table:style-name="ro2" table:number-rows-repeated="2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 table:number-rows-repeated="16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 table:style-name="ce22"/>
          <table:table-cell table:style-name="ce22" table:content-validation-name="val2"/>
          <table:table-cell table:content-validation-name="val3"/>
          <table:table-cell table:style-name="ce22" table:number-columns-repeated="2"/>
          <table:table-cell table:number-columns-repeated="16379"/>
        </table:table-row>
        <table:table-row table:style-name="ro2" table:number-rows-repeated="104852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</table:table>
      <table:table table:name="Subscriptions" table:style-name="ta1">
        <table:table-column table:style-name="co9" table:default-cell-style-name="ce34"/>
        <table:table-column table:style-name="co10" table:default-cell-style-name="ce34"/>
        <table:table-column table:style-name="co11" table:default-cell-style-name="ce43"/>
        <table:table-column table:style-name="co12" table:default-cell-style-name="ce46"/>
        <table:table-column table:style-name="co13" table:default-cell-style-name="ce46"/>
        <table:table-column table:style-name="co14" table:default-cell-style-name="ce34"/>
        <table:table-column table:style-name="co15" table:default-cell-style-name="ce50"/>
        <table:table-column table:style-name="co7" table:visibility="collapse" table:number-columns-repeated="1017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1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"/>
          <table:table-cell table:style-name="ce1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2]" office:value-type="string" office:string-value="GL GRACIA (edit in Accounts page)" calcext:value-type="string">
            <text:p>GL GRACIA (edit in Accounts page)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3]" office:value-type="float" office:value="2023" calcext:value-type="float">
            <text:p>2023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5" table:number-columns-repeated="2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5">
          <table:table-cell table:style-name="ce1"/>
          <table:table-cell table:style-name="ce38" office:value-type="string" calcext:value-type="string">
            <text:p>Subscriptions Revenue</text:p>
          </table:table-cell>
          <table:table-cell table:style-name="ce39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5"/>
          <table:table-cell table:style-name="ce5" office:value-type="string" calcext:value-type="string">
            <text:p>Company</text:p>
          </table:table-cell>
          <table:table-cell table:style-name="ce40" office:value-type="string" calcext:value-type="string">
            <text:p>Amount</text:p>
          </table:table-cell>
          <table:table-cell table:style-name="ce40" office:value-type="string" calcext:value-type="string">
            <text:p>Date Due</text:p>
          </table:table-cell>
          <table:table-cell table:style-name="ce40" office:value-type="string" calcext:value-type="string">
            <text:p>Date Paid</text:p>
          </table:table-cell>
          <table:table-cell table:style-name="ce47" office:value-type="string" calcext:value-type="string">
            <text:p>Notes</text:p>
          </table:table-cell>
          <table:table-cell table:style-name="ce51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2-01" calcext:value-type="date">
            <text:p>2023-02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2-01" calcext:value-type="date">
            <text:p>2023-02-01</text:p>
          </table:table-cell>
          <table:table-cell table:content-validation-name="val4" office:value-type="date" office:date-value="2023-01-31" calcext:value-type="date">
            <text:p>2023-01-3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 table:number-rows-repeated="1048557">
          <table:table-cell table:number-columns-repeated="3"/>
          <table:table-cell table:content-validation-name="val4" table:number-columns-repeated="2"/>
          <table:table-cell table:number-columns-repeated="16379"/>
        </table:table-row>
        <table:table-row table:style-name="ro2">
          <table:table-cell table:number-columns-repeated="3"/>
          <table:table-cell table:content-validation-name="val4" table:number-columns-repeated="2"/>
          <table:table-cell table:number-columns-repeated="16379"/>
        </table:table-row>
      </table:table>
      <table:table table:name="Miles" table:style-name="ta1">
        <table:table-column table:style-name="co16" table:default-cell-style-name="ce34"/>
        <table:table-column table:style-name="co17" table:default-cell-style-name="ce46"/>
        <table:table-column table:style-name="co1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7" table:visibility="collapse" table:number-columns-repeated="1018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1"/>
          <table:table-cell table:style-name="ce54" table:formula="of:=[Subscription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1"/>
          <table:table-cell table:style-name="ce57" table:formula="of:=[Subscriptions.B3]" office:value-type="float" office:value="2023" calcext:value-type="float">
            <text:p>2023</text:p>
          </table:table-cell>
          <table:table-cell table:style-name="ce51"/>
          <table:table-cell table:style-name="ce59" office:value-type="float" office:value="0.655" calcext:value-type="float">
            <text:p>0.655</text:p>
          </table:table-cell>
          <table:table-cell table:style-name="ce57" office:value-type="string" calcext:value-type="string">
            <text:p>← IRS Year Allowance per mile in cents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51"/>
          <table:table-cell table:style-name="ce54"/>
          <table:table-cell table:style-name="ce51" table:number-columns-repeated="4"/>
          <table:table-cell table:number-columns-repeated="16378"/>
        </table:table-row>
        <table:table-row table:style-name="ro5">
          <table:table-cell table:style-name="ce51"/>
          <table:table-cell table:style-name="ce58" office:value-type="string" calcext:value-type="string">
            <text:p>Miles Log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4"/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Miles</text:p>
          </table:table-cell>
          <table:table-cell table:style-name="ce54" office:value-type="string" calcext:value-type="string">
            <text:p>Who</text:p>
          </table:table-cell>
          <table:table-cell table:style-name="ce54" office:value-type="string" calcext:value-type="string">
            <text:p>From where to where</text:p>
          </table:table-cell>
          <table:table-cell table:style-name="ce51"/>
          <table:table-cell table:number-columns-repeated="16378"/>
        </table:table-row>
        <table:table-row table:style-name="ro2">
          <table:table-cell/>
          <table:table-cell office:value-type="date" office:date-value="2023-01-01" calcext:value-type="date">
            <text:p>2023-01-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river 1</text:p>
          </table:table-cell>
          <table:table-cell office:value-type="string" calcext:value-type="string">
            <text:p>here to there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1" draw:text-style-name="P2" svg:width="1.935in" svg:height="0.6516in" svg:x="5.2043in" svg:y="0.0839in" draw:caption-point-x="-0.2622in" draw:caption-point-y="0.9339in">
            <text:p text:style-name="P1">Amount is always positive, revenues or expenses</text:p>
            <text:p/>
          </draw:caption>
        </table:shapes>
        <table:table-column table:style-name="co21" table:default-cell-style-name="ce64"/>
        <table:table-column table:style-name="co22" table:default-cell-style-name="ce70"/>
        <table:table-column table:style-name="co23" table:default-cell-style-name="ce52"/>
        <table:table-column table:style-name="co8" table:default-cell-style-name="ce86"/>
        <table:table-column table:style-name="co24" table:default-cell-style-name="ce88"/>
        <table:table-column table:style-name="co1" table:default-cell-style-name="ce88"/>
        <table:table-column table:style-name="co1" table:visibility="collapse" table:number-columns-repeated="1016" table:default-cell-style-name="ce9"/>
        <table:table-column table:style-name="co7" table:visibility="collapse" table:number-columns-repeated="2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16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62" table:formula="of:=[$Accounts.B3]" office:value-type="float" office:value="2023" calcext:value-type="float">
            <text:p>2023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5" table:number-columns-repeated="4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5">
          <table:table-cell table:style-name="ce16"/>
          <table:table-cell table:style-name="ce21" office:value-type="string" calcext:value-type="string">
            <text:p>Transactions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Account</text:p>
          </table:table-cell>
          <table:table-cell table:style-name="ce5" office:value-type="string" calcext:value-type="string">
            <text:p>Amount</text:p>
          </table:table-cell>
          <table:table-cell table:style-name="ce5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Sales Revenue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Car-Truck Fuel Expense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1" calcext:value-type="date">
            <text:p>2023-01-01</text:p>
          </table:table-cell>
          <table:table-cell table:content-validation-name="val8" office:value-type="string" calcext:value-type="string">
            <text:p>Dividend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dividends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2" calcext:value-type="date">
            <text:p>2023-01-02</text:p>
          </table:table-cell>
          <table:table-cell table:content-validation-name="val8" office:value-type="string" calcext:value-type="string">
            <text:p>Note on Car1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January 23 Monthly payment</text:p>
          </table:table-cell>
          <table:table-cell table:number-columns-repeated="16379"/>
        </table:table-row>
        <table:table-row table:style-name="ro2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  <table:table-row table:style-name="ro2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</table:table>
      <table:table table:name="Bank" table:style-name="ta1">
        <table:table-column table:style-name="co21" table:default-cell-style-name="ce64"/>
        <table:table-column table:style-name="co22" table:default-cell-style-name="ce63"/>
        <table:table-column table:style-name="co25" table:default-cell-style-name="ce88"/>
        <table:table-column table:style-name="co8" table:default-cell-style-name="ce88"/>
        <table:table-column table:style-name="co24" table:default-cell-style-name="ce88"/>
        <table:table-column table:style-name="co1" table:default-cell-style-name="ce88"/>
        <table:table-column table:style-name="co1" table:visibility="collapse" table:number-columns-repeated="1016" table:default-cell-style-name="ce9"/>
        <table:table-column table:style-name="co7" table:visibility="collapse" table:number-columns-repeated="2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57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62" table:formula="of:=[$Accounts.B3]" office:value-type="float" office:value="2023" calcext:value-type="float">
            <text:p>2023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5" table:number-columns-repeated="4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5">
          <table:table-cell table:style-name="ce57"/>
          <table:table-cell table:style-name="ce21" office:value-type="string" calcext:value-type="string">
            <text:p>Bank Account information</text:p>
          </table:table-cell>
          <table:table-cell table:style-name="ce5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Account</text:p>
          </table:table-cell>
          <table:table-cell table:style-name="ce54" office:value-type="string" calcext:value-type="string">
            <text:p>Amount</text:p>
          </table:table-cell>
          <table:table-cell table:style-name="ce5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27" table:number-columns-repeated="1013"/>
          <table:table-cell table:number-columns-repeated="15362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Sales Revenue</text:p>
          </table:table-cell>
          <table:table-cell table:content-validation-name="val10" office:value-type="float" office:value="1000" calcext:value-type="float">
            <text:p>10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Car-Truck Fuel Expense</text:p>
          </table:table-cell>
          <table:table-cell table:content-validation-name="val10" office:value-type="float" office:value="500" calcext:value-type="float">
            <text:p>5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 table:number-rows-repeated="993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6380"/>
        </table:table-row>
        <table:table-row table:style-name="ro2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6381"/>
        </table:table-row>
        <table:table-row table:style-name="ro2" table:number-rows-repeated="1038576">
          <table:table-cell/>
          <table:table-cell table:content-validation-name="val5"/>
          <table:table-cell table:number-columns-repeated="16382"/>
        </table:table-row>
        <table:table-row table:style-name="ro2">
          <table:table-cell/>
          <table:table-cell table:content-validation-name="val5"/>
          <table:table-cell table:number-columns-repeated="16382"/>
        </table:table-row>
      </table:table>
      <table:table table:name="Asset Depreciation" table:style-name="ta1">
        <table:table-column table:style-name="co26" table:default-cell-style-name="ce145"/>
        <table:table-column table:style-name="co27" table:default-cell-style-name="ce145"/>
        <table:table-column table:style-name="co28" table:default-cell-style-name="ce181"/>
        <table:table-column table:style-name="co29" table:default-cell-style-name="ce145"/>
        <table:table-column table:style-name="co1" table:default-cell-style-name="ce145"/>
        <table:table-column table:style-name="co30" table:number-columns-repeated="2" table:default-cell-style-name="ce145"/>
        <table:table-column table:style-name="co31" table:default-cell-style-name="ce145"/>
        <table:table-column table:style-name="co1" table:number-columns-repeated="7" table:default-cell-style-name="ce145"/>
        <table:table-column table:style-name="co7" table:number-columns-repeated="3" table:default-cell-style-name="ce145"/>
        <table:table-column table:style-name="co7" table:visibility="collapse" table:number-columns-repeated="1006" table:default-cell-style-name="Default"/>
        <table:table-column table:style-name="co1" table:visibility="collapse" table:number-columns-repeated="15360" table:default-cell-style-name="Default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5">
          <table:table-cell table:style-name="ce119"/>
          <table:table-cell table:style-name="ce129" office:value-type="string" calcext:value-type="string">
            <text:p>Asset Depreciation</text:p>
          </table:table-cell>
          <table:table-cell table:style-name="ce119" table:number-columns-repeated="2"/>
          <table:table-cell table:style-name="ce156"/>
          <table:table-cell table:style-name="ce115"/>
          <table:table-cell table:style-name="ce115" office:value-type="string" calcext:value-type="string">
            <text:p><text:s text:c="5"/>at December 2022</text:p>
          </table:table-cell>
          <table:table-cell table:style-name="ce115"/>
          <table:table-cell table:style-name="ce176"/>
          <table:table-cell table:style-name="ce182" office:value-type="string" calcext:value-type="string">
            <text:p>Straight Line Depreciation Schedule up to 10 Years</text:p>
          </table:table-cell>
          <table:table-cell table:style-name="ce176" table:number-columns-repeated="5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115"/>
          <table:table-cell table:style-name="ce115" office:value-type="string" calcext:value-type="string">
            <text:p><text:s text:c="6"/>Double Declining</text:p>
          </table:table-cell>
          <table:table-cell table:style-name="ce115"/>
          <table:table-cell table:style-name="ce176"/>
          <table:table-cell table:style-name="ce146"/>
          <table:table-cell table:style-name="ce176" table:number-columns-repeated="5"/>
          <table:table-cell table:style-name="ce189" table:number-columns-repeated="3"/>
          <table:table-cell table:number-columns-repeated="16366"/>
        </table:table-row>
        <table:table-row table:style-name="ro6">
          <table:table-cell table:style-name="ce115"/>
          <table:table-cell table:style-name="ce136" office:value-type="string" calcext:value-type="string">
            <text:p>Asset</text:p>
          </table:table-cell>
          <table:table-cell table:style-name="ce146" office:value-type="string" calcext:value-type="string">
            <text:p>Cost</text:p>
          </table:table-cell>
          <table:table-cell table:style-name="ce153" office:value-type="string" calcext:value-type="string">
            <text:p>Year bought</text:p>
          </table:table-cell>
          <table:table-cell table:style-name="ce161" office:value-type="string" calcext:value-type="string">
            <text:p>Life</text:p>
          </table:table-cell>
          <table:table-cell table:style-name="ce170" office:value-type="string" calcext:value-type="string">
            <text:p>Year in Service</text:p>
          </table:table-cell>
          <table:table-cell table:style-name="ce172" office:value-type="string" calcext:value-type="string">
            <text:p>Depreciation Expense</text:p>
          </table:table-cell>
          <table:table-cell table:style-name="ce172" office:value-type="string" calcext:value-type="string">
            <text:p>Accumulated Depreciation</text:p>
          </table:table-cell>
          <table:table-cell table:style-name="ce146" office:value-type="string" calcext:value-type="string">
            <text:p>Year 1</text:p>
          </table:table-cell>
          <table:table-cell table:style-name="ce146" office:value-type="string" calcext:value-type="string">
            <text:p>Year 2</text:p>
          </table:table-cell>
          <table:table-cell table:style-name="ce146" office:value-type="string" calcext:value-type="string">
            <text:p>Year 3</text:p>
          </table:table-cell>
          <table:table-cell table:style-name="ce146" office:value-type="string" calcext:value-type="string">
            <text:p>Year 4</text:p>
          </table:table-cell>
          <table:table-cell table:style-name="ce146" office:value-type="string" calcext:value-type="string">
            <text:p>Year 5</text:p>
          </table:table-cell>
          <table:table-cell table:style-name="ce146" office:value-type="string" calcext:value-type="string">
            <text:p>Year 6</text:p>
          </table:table-cell>
          <table:table-cell table:style-name="ce146" office:value-type="string" calcext:value-type="string">
            <text:p>Year 7</text:p>
          </table:table-cell>
          <table:table-cell table:style-name="ce146" office:value-type="string" calcext:value-type="string">
            <text:p>Year 8</text:p>
          </table:table-cell>
          <table:table-cell table:style-name="ce146" office:value-type="string" calcext:value-type="string">
            <text:p>Year 9</text:p>
          </table:table-cell>
          <table:table-cell table:style-name="ce146" office:value-type="string" calcext:value-type="string">
            <text:p>Year 10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Car1</text:p>
          </table:table-cell>
          <table:table-cell table:style-name="ce157" office:value-type="float" office:value="20000" calcext:value-type="float">
            <text:p>200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8]=1;[.I8];IF([.F8]=2;[.J8];IF([.F8]=3;[.K8];IF([.F8]=4;[.L8];IF([.F8]=5;[.M8];IF([.F8]=6;[.N8];IF([.F8]=7;[.O8];IF([.F8]=8;[.P8];IF([.F8]=9;[.Q8];IF([.F8]=10;[.R8]))))))))))" office:value-type="float" office:value="4000" calcext:value-type="float">
            <text:p>4,000.00</text:p>
          </table:table-cell>
          <table:table-cell table:style-name="ce195" table:formula="of:=IFERROR(SUM([.I8:.O8])-[.G8];&quot;-&quot;)" office:value-type="float" office:value="8000" calcext:value-type="float">
            <text:p>8,000.00</text:p>
          </table:table-cell>
          <table:table-cell table:style-name="ce200" table:formula="of:=IFERROR([.C8]/[.E8]*1;&quot;-&quot;)" office:value-type="float" office:value="4000" calcext:value-type="float">
            <text:p>4,000.00</text:p>
          </table:table-cell>
          <table:table-cell table:style-name="ce200" table:formula="of:=IFERROR(IF([.F8]&gt;1;[.C8]/[.E8];0);&quot;-&quot;)" office:value-type="float" office:value="4000" calcext:value-type="float">
            <text:p>4,000.00</text:p>
          </table:table-cell>
          <table:table-cell table:style-name="ce200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200" table:formula="of:=IFERROR(IF([.F8]&gt;3;IF([.F8]&lt;=[.E8];[.C8]/[.E8]);0);&quot;-&quot;)" office:value-type="float" office:value="0" calcext:value-type="float">
            <text:p>-</text:p>
          </table:table-cell>
          <table:table-cell table:style-name="ce200" table:formula="of:=IFERROR(IF([.F8]&gt;4;IF([.F8]&lt;=[.E8];[.C8]/[.E8]);0);&quot;-&quot;)" office:value-type="float" office:value="0" calcext:value-type="float">
            <text:p>-</text:p>
          </table:table-cell>
          <table:table-cell table:style-name="ce200" table:formula="of:=IFERROR(IF([.F8]&gt;5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Truck1</text:p>
          </table:table-cell>
          <table:table-cell table:style-name="ce157" office:value-type="float" office:value="50000" calcext:value-type="float">
            <text:p>50000</text:p>
          </table:table-cell>
          <table:table-cell table:style-name="ce157" office:value-type="float" office:value="2022" calcext:value-type="float">
            <text:p>202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95" table:formula="of:=IF([.F9]=1;[.I9];IF([.F9]=2;[.J9];IF([.F9]=3;[.K9];IF([.F9]=4;[.L9];IF([.F9]=5;[.M9];IF([.F9]=6;[.N9];IF([.F9]=7;[.O9];IF([.F9]=8;[.P9];IF([.F9]=9;[.Q9];IF([.F9]=10;[.R9]))))))))))" office:value-type="float" office:value="10000" calcext:value-type="float">
            <text:p>10,000.00</text:p>
          </table:table-cell>
          <table:table-cell table:style-name="ce195" table:formula="of:=IFERROR(SUM([.I9:.O9])-[.G9];&quot;-&quot;)" office:value-type="float" office:value="0" calcext:value-type="float">
            <text:p>-</text:p>
          </table:table-cell>
          <table:table-cell table:style-name="ce200" table:formula="of:=IFERROR([.C9]/[.E9]*1;&quot;-&quot;)" office:value-type="float" office:value="10000" calcext:value-type="float">
            <text:p>10,000.00</text:p>
          </table:table-cell>
          <table:table-cell table:style-name="ce200" table:formula="of:=IFERROR(IF([.F9]&gt;1;[.C9]/[.E9];0);&quot;-&quot;)" office:value-type="float" office:value="0" calcext:value-type="float">
            <text:p>-</text:p>
          </table:table-cell>
          <table:table-cell table:style-name="ce200" table:formula="of:=IFERROR(IF([.F9]&gt;2;IF([.F9]&lt;=[.E9];[.C9]/[.E9]);0);&quot;-&quot;)" office:value-type="float" office:value="0" calcext:value-type="float">
            <text:p>-</text:p>
          </table:table-cell>
          <table:table-cell table:style-name="ce200" table:formula="of:=IFERROR(IF([.F9]&gt;3;IF([.F9]&lt;=[.E9];[.C9]/[.E9]);0);&quot;-&quot;)" office:value-type="float" office:value="0" calcext:value-type="float">
            <text:p>-</text:p>
          </table:table-cell>
          <table:table-cell table:style-name="ce200" table:formula="of:=IFERROR(IF([.F9]&gt;4;IF([.F9]&lt;=[.E9];[.C9]/[.E9]);0);&quot;-&quot;)" office:value-type="float" office:value="0" calcext:value-type="float">
            <text:p>-</text:p>
          </table:table-cell>
          <table:table-cell table:style-name="ce200" table:formula="of:=IFERROR(IF([.F9]&gt;5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Equipment1</text:p>
          </table:table-cell>
          <table:table-cell table:style-name="ce157" office:value-type="float" office:value="2500" calcext:value-type="float">
            <text:p>25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10]=1;[.I10];IF([.F10]=2;[.J10];IF([.F10]=3;[.K10];IF([.F10]=4;[.L10];IF([.F10]=5;[.M10];IF([.F10]=6;[.N10];IF([.F10]=7;[.O10];IF([.F10]=8;[.P10];IF([.F10]=9;[.Q10];IF([.F10]=10;[.R10]))))))))))" office:value-type="float" office:value="500" calcext:value-type="float">
            <text:p>500.00</text:p>
          </table:table-cell>
          <table:table-cell table:style-name="ce195" table:formula="of:=IFERROR(SUM([.I10:.O10])-[.G10];&quot;-&quot;)" office:value-type="float" office:value="1000" calcext:value-type="float">
            <text:p>1,000.00</text:p>
          </table:table-cell>
          <table:table-cell table:style-name="ce200" table:formula="of:=IFERROR([.C10]/[.E10]*1;&quot;-&quot;)" office:value-type="float" office:value="500" calcext:value-type="float">
            <text:p>500.00</text:p>
          </table:table-cell>
          <table:table-cell table:style-name="ce200" table:formula="of:=IFERROR(IF([.F10]&gt;1;[.C10]/[.E10];0);&quot;-&quot;)" office:value-type="float" office:value="500" calcext:value-type="float">
            <text:p>500.00</text:p>
          </table:table-cell>
          <table:table-cell table:style-name="ce200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200" table:formula="of:=IFERROR(IF([.F10]&gt;3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4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1]=1;[.I11];IF([.F11]=2;[.J11];IF([.F11]=3;[.K11];IF([.F11]=4;[.L11];IF([.F11]=5;[.M11];IF([.F11]=6;[.N11];IF([.F11]=7;[.O11];IF([.F11]=8;[.P11];IF([.F11]=9;[.Q11];IF([.F11]=10;[.R11]))))))))))" office:value-type="float" office:value="0" calcext:value-type="float">
            <text:p>-</text:p>
          </table:table-cell>
          <table:table-cell table:style-name="ce195" table:formula="of:=IFERROR(SUM([.I11:.O11])-[.G11];&quot;-&quot;)" office:value-type="float" office:value="0" calcext:value-type="float">
            <text:p>-</text:p>
          </table:table-cell>
          <table:table-cell table:style-name="ce200" table:formula="of:=IFERROR([.C11]/[.E11]*1;&quot;-&quot;)" office:value-type="string" office:string-value="-" calcext:value-type="string">
            <text:p>-</text:p>
          </table:table-cell>
          <table:table-cell table:style-name="ce200" table:formula="of:=IFERROR(IF([.F11]&gt;1;[.C11]/[.E11];0);&quot;-&quot;)" office:value-type="float" office:value="0" calcext:value-type="float">
            <text:p>-</text:p>
          </table:table-cell>
          <table:table-cell table:style-name="ce200" table:formula="of:=IFERROR(IF([.F11]&gt;2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3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4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2]=1;[.I12];IF([.F12]=2;[.J12];IF([.F12]=3;[.K12];IF([.F12]=4;[.L12];IF([.F12]=5;[.M12];IF([.F12]=6;[.N12];IF([.F12]=7;[.O12];IF([.F12]=8;[.P12];IF([.F12]=9;[.Q12];IF([.F12]=10;[.R12]))))))))))" office:value-type="float" office:value="0" calcext:value-type="float">
            <text:p>-</text:p>
          </table:table-cell>
          <table:table-cell table:style-name="ce195" table:formula="of:=IFERROR(SUM([.I12:.O12])-[.G12];&quot;-&quot;)" office:value-type="float" office:value="0" calcext:value-type="float">
            <text:p>-</text:p>
          </table:table-cell>
          <table:table-cell table:style-name="ce200" table:formula="of:=IFERROR([.C12]/[.E12]*1;&quot;-&quot;)" office:value-type="string" office:string-value="-" calcext:value-type="string">
            <text:p>-</text:p>
          </table:table-cell>
          <table:table-cell table:style-name="ce200" table:formula="of:=IFERROR(IF([.F12]&gt;1;[.C12]/[.E12];0);&quot;-&quot;)" office:value-type="float" office:value="0" calcext:value-type="float">
            <text:p>-</text:p>
          </table:table-cell>
          <table:table-cell table:style-name="ce200" table:formula="of:=IFERROR(IF([.F12]&gt;2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3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4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3"/>
          <table:table-cell table:style-name="ce157" table:number-columns-repeated="3"/>
          <table:table-cell table:style-name="ce166" table:number-columns-repeated="2"/>
          <table:table-cell table:style-name="ce195" table:formula="of:=IF([.F13]=1;[.I13];IF([.F13]=2;[.J13];IF([.F13]=3;[.K13];IF([.F13]=4;[.L13];IF([.F13]=5;[.M13];IF([.F13]=6;[.N13];IF([.F13]=7;[.O13];IF([.F13]=8;[.P13];IF([.F13]=9;[.Q13];IF([.F13]=10;[.R13]))))))))))" office:value-type="float" office:value="0" calcext:value-type="float">
            <text:p>-</text:p>
          </table:table-cell>
          <table:table-cell table:style-name="ce195" table:formula="of:=IFERROR(SUM([.I13:.O13])-[.G13];&quot;-&quot;)" office:value-type="float" office:value="0" calcext:value-type="float">
            <text:p>-</text:p>
          </table:table-cell>
          <table:table-cell table:style-name="ce200" table:formula="of:=IFERROR([.C13]/[.E13]*1;&quot;-&quot;)" office:value-type="string" office:string-value="-" calcext:value-type="string">
            <text:p>-</text:p>
          </table:table-cell>
          <table:table-cell table:style-name="ce200" table:formula="of:=IFERROR(IF([.F13]&gt;1;[.C13]/[.E13];0);&quot;-&quot;)" office:value-type="float" office:value="0" calcext:value-type="float">
            <text:p>-</text:p>
          </table:table-cell>
          <table:table-cell table:style-name="ce200" table:formula="of:=IFERROR(IF([.F13]&gt;2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3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4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4]=1;[.I14];IF([.F14]=2;[.J14];IF([.F14]=3;[.K14];IF([.F14]=4;[.L14];IF([.F14]=5;[.M14];IF([.F14]=6;[.N14];IF([.F14]=7;[.O14];IF([.F14]=8;[.P14];IF([.F14]=9;[.Q14];IF([.F14]=10;[.R14]))))))))))" office:value-type="float" office:value="0" calcext:value-type="float">
            <text:p>-</text:p>
          </table:table-cell>
          <table:table-cell table:style-name="ce195" table:formula="of:=IFERROR(SUM([.I14:.O14])-[.G14];&quot;-&quot;)" office:value-type="float" office:value="0" calcext:value-type="float">
            <text:p>-</text:p>
          </table:table-cell>
          <table:table-cell table:style-name="ce200" table:formula="of:=IFERROR([.C14]/[.E14]*1;&quot;-&quot;)" office:value-type="string" office:string-value="-" calcext:value-type="string">
            <text:p>-</text:p>
          </table:table-cell>
          <table:table-cell table:style-name="ce200" table:formula="of:=IFERROR(IF([.F14]&gt;1;[.C14]/[.E14];0);&quot;-&quot;)" office:value-type="float" office:value="0" calcext:value-type="float">
            <text:p>-</text:p>
          </table:table-cell>
          <table:table-cell table:style-name="ce200" table:formula="of:=IFERROR(IF([.F14]&gt;2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3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4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5]=1;[.I15];IF([.F15]=2;[.J15];IF([.F15]=3;[.K15];IF([.F15]=4;[.L15];IF([.F15]=5;[.M15];IF([.F15]=6;[.N15];IF([.F15]=7;[.O15];IF([.F15]=8;[.P15];IF([.F15]=9;[.Q15];IF([.F15]=10;[.R15]))))))))))" office:value-type="float" office:value="0" calcext:value-type="float">
            <text:p>-</text:p>
          </table:table-cell>
          <table:table-cell table:style-name="ce195" table:formula="of:=IFERROR(SUM([.I15:.O15])-[.G15];&quot;-&quot;)" office:value-type="float" office:value="0" calcext:value-type="float">
            <text:p>-</text:p>
          </table:table-cell>
          <table:table-cell table:style-name="ce200" table:formula="of:=IFERROR([.C15]/[.E15]*1;&quot;-&quot;)" office:value-type="string" office:string-value="-" calcext:value-type="string">
            <text:p>-</text:p>
          </table:table-cell>
          <table:table-cell table:style-name="ce200" table:formula="of:=IFERROR(IF([.F15]&gt;1;[.C15]/[.E15];0);&quot;-&quot;)" office:value-type="float" office:value="0" calcext:value-type="float">
            <text:p>-</text:p>
          </table:table-cell>
          <table:table-cell table:style-name="ce200" table:formula="of:=IFERROR(IF([.F15]&gt;2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3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4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6]=1;[.I16];IF([.F16]=2;[.J16];IF([.F16]=3;[.K16];IF([.F16]=4;[.L16];IF([.F16]=5;[.M16];IF([.F16]=6;[.N16];IF([.F16]=7;[.O16];IF([.F16]=8;[.P16];IF([.F16]=9;[.Q16];IF([.F16]=10;[.R16]))))))))))" office:value-type="float" office:value="0" calcext:value-type="float">
            <text:p>-</text:p>
          </table:table-cell>
          <table:table-cell table:style-name="ce195" table:formula="of:=IFERROR(SUM([.I16:.O16])-[.G16];&quot;-&quot;)" office:value-type="float" office:value="0" calcext:value-type="float">
            <text:p>-</text:p>
          </table:table-cell>
          <table:table-cell table:style-name="ce200" table:formula="of:=IFERROR([.C16]/[.E16]*1;&quot;-&quot;)" office:value-type="string" office:string-value="-" calcext:value-type="string">
            <text:p>-</text:p>
          </table:table-cell>
          <table:table-cell table:style-name="ce200" table:formula="of:=IFERROR(IF([.F16]&gt;1;[.C16]/[.E16];0);&quot;-&quot;)" office:value-type="float" office:value="0" calcext:value-type="float">
            <text:p>-</text:p>
          </table:table-cell>
          <table:table-cell table:style-name="ce200" table:formula="of:=IFERROR(IF([.F16]&gt;2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3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4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8"/>
          <table:table-cell table:style-name="ce157"/>
          <table:table-cell table:style-name="ce158"/>
          <table:table-cell table:style-name="ce167" table:number-columns-repeated="2"/>
          <table:table-cell table:style-name="ce195" table:formula="of:=IF([.F17]=1;[.I17];IF([.F17]=2;[.J17];IF([.F17]=3;[.K17];IF([.F17]=4;[.L17];IF([.F17]=5;[.M17];IF([.F17]=6;[.N17];IF([.F17]=7;[.O17];IF([.F17]=8;[.P17];IF([.F17]=9;[.Q17];IF([.F17]=10;[.R17]))))))))))" office:value-type="float" office:value="0" calcext:value-type="float">
            <text:p>-</text:p>
          </table:table-cell>
          <table:table-cell table:style-name="ce195" table:formula="of:=IFERROR(SUM([.I17:.O17])-[.G17];&quot;-&quot;)" office:value-type="float" office:value="0" calcext:value-type="float">
            <text:p>-</text:p>
          </table:table-cell>
          <table:table-cell table:style-name="ce200" table:formula="of:=IFERROR([.C17]/[.E17]*1;&quot;-&quot;)" office:value-type="string" office:string-value="-" calcext:value-type="string">
            <text:p>-</text:p>
          </table:table-cell>
          <table:table-cell table:style-name="ce200" table:formula="of:=IFERROR(IF([.F17]&gt;1;[.C17]/[.E17];0);&quot;-&quot;)" office:value-type="float" office:value="0" calcext:value-type="float">
            <text:p>-</text:p>
          </table:table-cell>
          <table:table-cell table:style-name="ce200" table:formula="of:=IFERROR(IF([.F17]&gt;2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3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4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8]=1;[.I18];IF([.F18]=2;[.J18];IF([.F18]=3;[.K18];IF([.F18]=4;[.L18];IF([.F18]=5;[.M18];IF([.F18]=6;[.N18];IF([.F18]=7;[.O18];IF([.F18]=8;[.P18];IF([.F18]=9;[.Q18];IF([.F18]=10;[.R18]))))))))))" office:value-type="float" office:value="0" calcext:value-type="float">
            <text:p>-</text:p>
          </table:table-cell>
          <table:table-cell table:style-name="ce195" table:formula="of:=IFERROR(SUM([.I18:.O18])-[.G18];&quot;-&quot;)" office:value-type="float" office:value="0" calcext:value-type="float">
            <text:p>-</text:p>
          </table:table-cell>
          <table:table-cell table:style-name="ce200" table:formula="of:=IFERROR([.C18]/[.E18]*1;&quot;-&quot;)" office:value-type="string" office:string-value="-" calcext:value-type="string">
            <text:p>-</text:p>
          </table:table-cell>
          <table:table-cell table:style-name="ce200" table:formula="of:=IFERROR(IF([.F18]&gt;1;[.C18]/[.E18];0);&quot;-&quot;)" office:value-type="float" office:value="0" calcext:value-type="float">
            <text:p>-</text:p>
          </table:table-cell>
          <table:table-cell table:style-name="ce200" table:formula="of:=IFERROR(IF([.F18]&gt;2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3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4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9]=1;[.I19];IF([.F19]=2;[.J19];IF([.F19]=3;[.K19];IF([.F19]=4;[.L19];IF([.F19]=5;[.M19];IF([.F19]=6;[.N19];IF([.F19]=7;[.O19];IF([.F19]=8;[.P19];IF([.F19]=9;[.Q19];IF([.F19]=10;[.R19]))))))))))" office:value-type="float" office:value="0" calcext:value-type="float">
            <text:p>-</text:p>
          </table:table-cell>
          <table:table-cell table:style-name="ce195" table:formula="of:=IFERROR(SUM([.I19:.O19])-[.G19];&quot;-&quot;)" office:value-type="float" office:value="0" calcext:value-type="float">
            <text:p>-</text:p>
          </table:table-cell>
          <table:table-cell table:style-name="ce200" table:formula="of:=IFERROR([.C19]/[.E19]*1;&quot;-&quot;)" office:value-type="string" office:string-value="-" calcext:value-type="string">
            <text:p>-</text:p>
          </table:table-cell>
          <table:table-cell table:style-name="ce200" table:formula="of:=IFERROR(IF([.F19]&gt;1;[.C19]/[.E19];0);&quot;-&quot;)" office:value-type="float" office:value="0" calcext:value-type="float">
            <text:p>-</text:p>
          </table:table-cell>
          <table:table-cell table:style-name="ce200" table:formula="of:=IFERROR(IF([.F19]&gt;2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3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4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0]=1;[.I20];IF([.F20]=2;[.J20];IF([.F20]=3;[.K20];IF([.F20]=4;[.L20];IF([.F20]=5;[.M20];IF([.F20]=6;[.N20];IF([.F20]=7;[.O20];IF([.F20]=8;[.P20];IF([.F20]=9;[.Q20];IF([.F20]=10;[.R20]))))))))))" office:value-type="float" office:value="0" calcext:value-type="float">
            <text:p>-</text:p>
          </table:table-cell>
          <table:table-cell table:style-name="ce195" table:formula="of:=IFERROR(SUM([.I20:.O20])-[.G20];&quot;-&quot;)" office:value-type="float" office:value="0" calcext:value-type="float">
            <text:p>-</text:p>
          </table:table-cell>
          <table:table-cell table:style-name="ce200" table:formula="of:=IFERROR([.C20]/[.E20]*1;&quot;-&quot;)" office:value-type="string" office:string-value="-" calcext:value-type="string">
            <text:p>-</text:p>
          </table:table-cell>
          <table:table-cell table:style-name="ce200" table:formula="of:=IFERROR(IF([.F20]&gt;1;[.C20]/[.E20];0);&quot;-&quot;)" office:value-type="float" office:value="0" calcext:value-type="float">
            <text:p>-</text:p>
          </table:table-cell>
          <table:table-cell table:style-name="ce200" table:formula="of:=IFERROR(IF([.F20]&gt;2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3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4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1]=1;[.I21];IF([.F21]=2;[.J21];IF([.F21]=3;[.K21];IF([.F21]=4;[.L21];IF([.F21]=5;[.M21];IF([.F21]=6;[.N21];IF([.F21]=7;[.O21];IF([.F21]=8;[.P21];IF([.F21]=9;[.Q21];IF([.F21]=10;[.R21]))))))))))" office:value-type="float" office:value="0" calcext:value-type="float">
            <text:p>-</text:p>
          </table:table-cell>
          <table:table-cell table:style-name="ce195" table:formula="of:=IFERROR(SUM([.I21:.O21])-[.G21];&quot;-&quot;)" office:value-type="float" office:value="0" calcext:value-type="float">
            <text:p>-</text:p>
          </table:table-cell>
          <table:table-cell table:style-name="ce200" table:formula="of:=IFERROR([.C21]/[.E21]*1;&quot;-&quot;)" office:value-type="string" office:string-value="-" calcext:value-type="string">
            <text:p>-</text:p>
          </table:table-cell>
          <table:table-cell table:style-name="ce200" table:formula="of:=IFERROR(IF([.F21]&gt;1;[.C21]/[.E21];0);&quot;-&quot;)" office:value-type="float" office:value="0" calcext:value-type="float">
            <text:p>-</text:p>
          </table:table-cell>
          <table:table-cell table:style-name="ce200" table:formula="of:=IFERROR(IF([.F21]&gt;2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3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4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2]=1;[.I22];IF([.F22]=2;[.J22];IF([.F22]=3;[.K22];IF([.F22]=4;[.L22];IF([.F22]=5;[.M22];IF([.F22]=6;[.N22];IF([.F22]=7;[.O22];IF([.F22]=8;[.P22];IF([.F22]=9;[.Q22];IF([.F22]=10;[.R22]))))))))))" office:value-type="float" office:value="0" calcext:value-type="float">
            <text:p>-</text:p>
          </table:table-cell>
          <table:table-cell table:style-name="ce195" table:formula="of:=IFERROR(SUM([.I22:.O22])-[.G22];&quot;-&quot;)" office:value-type="float" office:value="0" calcext:value-type="float">
            <text:p>-</text:p>
          </table:table-cell>
          <table:table-cell table:style-name="ce200" table:formula="of:=IFERROR([.C22]/[.E22]*1;&quot;-&quot;)" office:value-type="string" office:string-value="-" calcext:value-type="string">
            <text:p>-</text:p>
          </table:table-cell>
          <table:table-cell table:style-name="ce200" table:formula="of:=IFERROR(IF([.F22]&gt;1;[.C22]/[.E22];0);&quot;-&quot;)" office:value-type="float" office:value="0" calcext:value-type="float">
            <text:p>-</text:p>
          </table:table-cell>
          <table:table-cell table:style-name="ce200" table:formula="of:=IFERROR(IF([.F22]&gt;2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3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4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3]=1;[.I23];IF([.F23]=2;[.J23];IF([.F23]=3;[.K23];IF([.F23]=4;[.L23];IF([.F23]=5;[.M23];IF([.F23]=6;[.N23];IF([.F23]=7;[.O23];IF([.F23]=8;[.P23];IF([.F23]=9;[.Q23];IF([.F23]=10;[.R23]))))))))))" office:value-type="float" office:value="0" calcext:value-type="float">
            <text:p>-</text:p>
          </table:table-cell>
          <table:table-cell table:style-name="ce195" table:formula="of:=IFERROR(SUM([.I23:.O23])-[.G23];&quot;-&quot;)" office:value-type="float" office:value="0" calcext:value-type="float">
            <text:p>-</text:p>
          </table:table-cell>
          <table:table-cell table:style-name="ce200" table:formula="of:=IFERROR([.C23]/[.E23]*1;&quot;-&quot;)" office:value-type="string" office:string-value="-" calcext:value-type="string">
            <text:p>-</text:p>
          </table:table-cell>
          <table:table-cell table:style-name="ce200" table:formula="of:=IFERROR(IF([.F23]&gt;1;[.C23]/[.E23];0);&quot;-&quot;)" office:value-type="float" office:value="0" calcext:value-type="float">
            <text:p>-</text:p>
          </table:table-cell>
          <table:table-cell table:style-name="ce200" table:formula="of:=IFERROR(IF([.F23]&gt;2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3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4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4]=1;[.I24];IF([.F24]=2;[.J24];IF([.F24]=3;[.K24];IF([.F24]=4;[.L24];IF([.F24]=5;[.M24];IF([.F24]=6;[.N24];IF([.F24]=7;[.O24];IF([.F24]=8;[.P24];IF([.F24]=9;[.Q24];IF([.F24]=10;[.R24]))))))))))" office:value-type="float" office:value="0" calcext:value-type="float">
            <text:p>-</text:p>
          </table:table-cell>
          <table:table-cell table:style-name="ce195" table:formula="of:=IFERROR(SUM([.I24:.O24])-[.G24];&quot;-&quot;)" office:value-type="float" office:value="0" calcext:value-type="float">
            <text:p>-</text:p>
          </table:table-cell>
          <table:table-cell table:style-name="ce200" table:formula="of:=IFERROR([.C24]/[.E24]*1;&quot;-&quot;)" office:value-type="string" office:string-value="-" calcext:value-type="string">
            <text:p>-</text:p>
          </table:table-cell>
          <table:table-cell table:style-name="ce200" table:formula="of:=IFERROR(IF([.F24]&gt;1;[.C24]/[.E24];0);&quot;-&quot;)" office:value-type="float" office:value="0" calcext:value-type="float">
            <text:p>-</text:p>
          </table:table-cell>
          <table:table-cell table:style-name="ce200" table:formula="of:=IFERROR(IF([.F24]&gt;2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3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4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5]=1;[.I25];IF([.F25]=2;[.J25];IF([.F25]=3;[.K25];IF([.F25]=4;[.L25];IF([.F25]=5;[.M25];IF([.F25]=6;[.N25];IF([.F25]=7;[.O25];IF([.F25]=8;[.P25];IF([.F25]=9;[.Q25];IF([.F25]=10;[.R25]))))))))))" office:value-type="float" office:value="0" calcext:value-type="float">
            <text:p>-</text:p>
          </table:table-cell>
          <table:table-cell table:style-name="ce195" table:formula="of:=IFERROR(SUM([.I25:.O25])-[.G25];&quot;-&quot;)" office:value-type="float" office:value="0" calcext:value-type="float">
            <text:p>-</text:p>
          </table:table-cell>
          <table:table-cell table:style-name="ce200" table:formula="of:=IFERROR([.C25]/[.E25]*1;&quot;-&quot;)" office:value-type="string" office:string-value="-" calcext:value-type="string">
            <text:p>-</text:p>
          </table:table-cell>
          <table:table-cell table:style-name="ce200" table:formula="of:=IFERROR(IF([.F25]&gt;1;[.C25]/[.E25];0);&quot;-&quot;)" office:value-type="float" office:value="0" calcext:value-type="float">
            <text:p>-</text:p>
          </table:table-cell>
          <table:table-cell table:style-name="ce200" table:formula="of:=IFERROR(IF([.F25]&gt;2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3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4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6]=1;[.I26];IF([.F26]=2;[.J26];IF([.F26]=3;[.K26];IF([.F26]=4;[.L26];IF([.F26]=5;[.M26];IF([.F26]=6;[.N26];IF([.F26]=7;[.O26];IF([.F26]=8;[.P26];IF([.F26]=9;[.Q26];IF([.F26]=10;[.R26]))))))))))" office:value-type="float" office:value="0" calcext:value-type="float">
            <text:p>-</text:p>
          </table:table-cell>
          <table:table-cell table:style-name="ce195" table:formula="of:=IFERROR(SUM([.I26:.O26])-[.G26];&quot;-&quot;)" office:value-type="float" office:value="0" calcext:value-type="float">
            <text:p>-</text:p>
          </table:table-cell>
          <table:table-cell table:style-name="ce200" table:formula="of:=IFERROR([.C26]/[.E26]*1;&quot;-&quot;)" office:value-type="string" office:string-value="-" calcext:value-type="string">
            <text:p>-</text:p>
          </table:table-cell>
          <table:table-cell table:style-name="ce200" table:formula="of:=IFERROR(IF([.F26]&gt;1;[.C26]/[.E26];0);&quot;-&quot;)" office:value-type="float" office:value="0" calcext:value-type="float">
            <text:p>-</text:p>
          </table:table-cell>
          <table:table-cell table:style-name="ce200" table:formula="of:=IFERROR(IF([.F26]&gt;2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3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4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7]=1;[.I27];IF([.F27]=2;[.J27];IF([.F27]=3;[.K27];IF([.F27]=4;[.L27];IF([.F27]=5;[.M27];IF([.F27]=6;[.N27];IF([.F27]=7;[.O27];IF([.F27]=8;[.P27];IF([.F27]=9;[.Q27];IF([.F27]=10;[.R27]))))))))))" office:value-type="float" office:value="0" calcext:value-type="float">
            <text:p>-</text:p>
          </table:table-cell>
          <table:table-cell table:style-name="ce195" table:formula="of:=IFERROR(SUM([.I27:.O27])-[.G27];&quot;-&quot;)" office:value-type="float" office:value="0" calcext:value-type="float">
            <text:p>-</text:p>
          </table:table-cell>
          <table:table-cell table:style-name="ce200" table:formula="of:=IFERROR([.C27]/[.E27]*1;&quot;-&quot;)" office:value-type="string" office:string-value="-" calcext:value-type="string">
            <text:p>-</text:p>
          </table:table-cell>
          <table:table-cell table:style-name="ce200" table:formula="of:=IFERROR(IF([.F27]&gt;1;[.C27]/[.E27];0);&quot;-&quot;)" office:value-type="float" office:value="0" calcext:value-type="float">
            <text:p>-</text:p>
          </table:table-cell>
          <table:table-cell table:style-name="ce200" table:formula="of:=IFERROR(IF([.F27]&gt;2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3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4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8]=1;[.I28];IF([.F28]=2;[.J28];IF([.F28]=3;[.K28];IF([.F28]=4;[.L28];IF([.F28]=5;[.M28];IF([.F28]=6;[.N28];IF([.F28]=7;[.O28];IF([.F28]=8;[.P28];IF([.F28]=9;[.Q28];IF([.F28]=10;[.R28]))))))))))" office:value-type="float" office:value="0" calcext:value-type="float">
            <text:p>-</text:p>
          </table:table-cell>
          <table:table-cell table:style-name="ce195" table:formula="of:=IFERROR(SUM([.I28:.O28])-[.G28];&quot;-&quot;)" office:value-type="float" office:value="0" calcext:value-type="float">
            <text:p>-</text:p>
          </table:table-cell>
          <table:table-cell table:style-name="ce200" table:formula="of:=IFERROR([.C28]/[.E28]*1;&quot;-&quot;)" office:value-type="string" office:string-value="-" calcext:value-type="string">
            <text:p>-</text:p>
          </table:table-cell>
          <table:table-cell table:style-name="ce200" table:formula="of:=IFERROR(IF([.F28]&gt;1;[.C28]/[.E28];0);&quot;-&quot;)" office:value-type="float" office:value="0" calcext:value-type="float">
            <text:p>-</text:p>
          </table:table-cell>
          <table:table-cell table:style-name="ce200" table:formula="of:=IFERROR(IF([.F28]&gt;2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3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4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9]=1;[.I29];IF([.F29]=2;[.J29];IF([.F29]=3;[.K29];IF([.F29]=4;[.L29];IF([.F29]=5;[.M29];IF([.F29]=6;[.N29];IF([.F29]=7;[.O29];IF([.F29]=8;[.P29];IF([.F29]=9;[.Q29];IF([.F29]=10;[.R29]))))))))))" office:value-type="float" office:value="0" calcext:value-type="float">
            <text:p>-</text:p>
          </table:table-cell>
          <table:table-cell table:style-name="ce195" table:formula="of:=IFERROR(SUM([.I29:.O29])-[.G29];&quot;-&quot;)" office:value-type="float" office:value="0" calcext:value-type="float">
            <text:p>-</text:p>
          </table:table-cell>
          <table:table-cell table:style-name="ce200" table:formula="of:=IFERROR([.C29]/[.E29]*1;&quot;-&quot;)" office:value-type="string" office:string-value="-" calcext:value-type="string">
            <text:p>-</text:p>
          </table:table-cell>
          <table:table-cell table:style-name="ce200" table:formula="of:=IFERROR(IF([.F29]&gt;1;[.C29]/[.E29];0);&quot;-&quot;)" office:value-type="float" office:value="0" calcext:value-type="float">
            <text:p>-</text:p>
          </table:table-cell>
          <table:table-cell table:style-name="ce200" table:formula="of:=IFERROR(IF([.F29]&gt;2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3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4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0]=1;[.I30];IF([.F30]=2;[.J30];IF([.F30]=3;[.K30];IF([.F30]=4;[.L30];IF([.F30]=5;[.M30];IF([.F30]=6;[.N30];IF([.F30]=7;[.O30];IF([.F30]=8;[.P30];IF([.F30]=9;[.Q30];IF([.F30]=10;[.R30]))))))))))" office:value-type="float" office:value="0" calcext:value-type="float">
            <text:p>-</text:p>
          </table:table-cell>
          <table:table-cell table:style-name="ce195" table:formula="of:=IFERROR(SUM([.I30:.O30])-[.G30];&quot;-&quot;)" office:value-type="float" office:value="0" calcext:value-type="float">
            <text:p>-</text:p>
          </table:table-cell>
          <table:table-cell table:style-name="ce200" table:formula="of:=IFERROR([.C30]/[.E30]*1;&quot;-&quot;)" office:value-type="string" office:string-value="-" calcext:value-type="string">
            <text:p>-</text:p>
          </table:table-cell>
          <table:table-cell table:style-name="ce200" table:formula="of:=IFERROR(IF([.F30]&gt;1;[.C30]/[.E30];0);&quot;-&quot;)" office:value-type="float" office:value="0" calcext:value-type="float">
            <text:p>-</text:p>
          </table:table-cell>
          <table:table-cell table:style-name="ce200" table:formula="of:=IFERROR(IF([.F30]&gt;2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3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4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1]=1;[.I31];IF([.F31]=2;[.J31];IF([.F31]=3;[.K31];IF([.F31]=4;[.L31];IF([.F31]=5;[.M31];IF([.F31]=6;[.N31];IF([.F31]=7;[.O31];IF([.F31]=8;[.P31];IF([.F31]=9;[.Q31];IF([.F31]=10;[.R31]))))))))))" office:value-type="float" office:value="0" calcext:value-type="float">
            <text:p>-</text:p>
          </table:table-cell>
          <table:table-cell table:style-name="ce195" table:formula="of:=IFERROR(SUM([.I31:.O31])-[.G31];&quot;-&quot;)" office:value-type="float" office:value="0" calcext:value-type="float">
            <text:p>-</text:p>
          </table:table-cell>
          <table:table-cell table:style-name="ce200" table:formula="of:=IFERROR([.C31]/[.E31]*1;&quot;-&quot;)" office:value-type="string" office:string-value="-" calcext:value-type="string">
            <text:p>-</text:p>
          </table:table-cell>
          <table:table-cell table:style-name="ce200" table:formula="of:=IFERROR(IF([.F31]&gt;1;[.C31]/[.E31];0);&quot;-&quot;)" office:value-type="float" office:value="0" calcext:value-type="float">
            <text:p>-</text:p>
          </table:table-cell>
          <table:table-cell table:style-name="ce200" table:formula="of:=IFERROR(IF([.F31]&gt;2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3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4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2]=1;[.I32];IF([.F32]=2;[.J32];IF([.F32]=3;[.K32];IF([.F32]=4;[.L32];IF([.F32]=5;[.M32];IF([.F32]=6;[.N32];IF([.F32]=7;[.O32];IF([.F32]=8;[.P32];IF([.F32]=9;[.Q32];IF([.F32]=10;[.R32]))))))))))" office:value-type="float" office:value="0" calcext:value-type="float">
            <text:p>-</text:p>
          </table:table-cell>
          <table:table-cell table:style-name="ce195" table:formula="of:=IFERROR(SUM([.I32:.O32])-[.G32];&quot;-&quot;)" office:value-type="float" office:value="0" calcext:value-type="float">
            <text:p>-</text:p>
          </table:table-cell>
          <table:table-cell table:style-name="ce200" table:formula="of:=IFERROR([.C32]/[.E32]*1;&quot;-&quot;)" office:value-type="string" office:string-value="-" calcext:value-type="string">
            <text:p>-</text:p>
          </table:table-cell>
          <table:table-cell table:style-name="ce200" table:formula="of:=IFERROR(IF([.F32]&gt;1;[.C32]/[.E32];0);&quot;-&quot;)" office:value-type="float" office:value="0" calcext:value-type="float">
            <text:p>-</text:p>
          </table:table-cell>
          <table:table-cell table:style-name="ce200" table:formula="of:=IFERROR(IF([.F32]&gt;2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3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4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3]=1;[.I33];IF([.F33]=2;[.J33];IF([.F33]=3;[.K33];IF([.F33]=4;[.L33];IF([.F33]=5;[.M33];IF([.F33]=6;[.N33];IF([.F33]=7;[.O33];IF([.F33]=8;[.P33];IF([.F33]=9;[.Q33];IF([.F33]=10;[.R33]))))))))))" office:value-type="float" office:value="0" calcext:value-type="float">
            <text:p>-</text:p>
          </table:table-cell>
          <table:table-cell table:style-name="ce195" table:formula="of:=IFERROR(SUM([.I33:.O33])-[.G33];&quot;-&quot;)" office:value-type="float" office:value="0" calcext:value-type="float">
            <text:p>-</text:p>
          </table:table-cell>
          <table:table-cell table:style-name="ce200" table:formula="of:=IFERROR([.C33]/[.E33]*1;&quot;-&quot;)" office:value-type="string" office:string-value="-" calcext:value-type="string">
            <text:p>-</text:p>
          </table:table-cell>
          <table:table-cell table:style-name="ce200" table:formula="of:=IFERROR(IF([.F33]&gt;1;[.C33]/[.E33];0);&quot;-&quot;)" office:value-type="float" office:value="0" calcext:value-type="float">
            <text:p>-</text:p>
          </table:table-cell>
          <table:table-cell table:style-name="ce200" table:formula="of:=IFERROR(IF([.F33]&gt;2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3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4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4]=1;[.I34];IF([.F34]=2;[.J34];IF([.F34]=3;[.K34];IF([.F34]=4;[.L34];IF([.F34]=5;[.M34];IF([.F34]=6;[.N34];IF([.F34]=7;[.O34];IF([.F34]=8;[.P34];IF([.F34]=9;[.Q34];IF([.F34]=10;[.R34]))))))))))" office:value-type="float" office:value="0" calcext:value-type="float">
            <text:p>-</text:p>
          </table:table-cell>
          <table:table-cell table:style-name="ce195" table:formula="of:=IFERROR(SUM([.I34:.O34])-[.G34];&quot;-&quot;)" office:value-type="float" office:value="0" calcext:value-type="float">
            <text:p>-</text:p>
          </table:table-cell>
          <table:table-cell table:style-name="ce200" table:formula="of:=IFERROR([.C34]/[.E34]*1;&quot;-&quot;)" office:value-type="string" office:string-value="-" calcext:value-type="string">
            <text:p>-</text:p>
          </table:table-cell>
          <table:table-cell table:style-name="ce200" table:formula="of:=IFERROR(IF([.F34]&gt;1;[.C34]/[.E34];0);&quot;-&quot;)" office:value-type="float" office:value="0" calcext:value-type="float">
            <text:p>-</text:p>
          </table:table-cell>
          <table:table-cell table:style-name="ce200" table:formula="of:=IFERROR(IF([.F34]&gt;2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3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4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5]=1;[.I35];IF([.F35]=2;[.J35];IF([.F35]=3;[.K35];IF([.F35]=4;[.L35];IF([.F35]=5;[.M35];IF([.F35]=6;[.N35];IF([.F35]=7;[.O35];IF([.F35]=8;[.P35];IF([.F35]=9;[.Q35];IF([.F35]=10;[.R35]))))))))))" office:value-type="float" office:value="0" calcext:value-type="float">
            <text:p>-</text:p>
          </table:table-cell>
          <table:table-cell table:style-name="ce195" table:formula="of:=IFERROR(SUM([.I35:.O35])-[.G35];&quot;-&quot;)" office:value-type="float" office:value="0" calcext:value-type="float">
            <text:p>-</text:p>
          </table:table-cell>
          <table:table-cell table:style-name="ce200" table:formula="of:=IFERROR([.C35]/[.E35]*1;&quot;-&quot;)" office:value-type="string" office:string-value="-" calcext:value-type="string">
            <text:p>-</text:p>
          </table:table-cell>
          <table:table-cell table:style-name="ce200" table:formula="of:=IFERROR(IF([.F35]&gt;1;[.C35]/[.E35];0);&quot;-&quot;)" office:value-type="float" office:value="0" calcext:value-type="float">
            <text:p>-</text:p>
          </table:table-cell>
          <table:table-cell table:style-name="ce200" table:formula="of:=IFERROR(IF([.F35]&gt;2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3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4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6]=1;[.I36];IF([.F36]=2;[.J36];IF([.F36]=3;[.K36];IF([.F36]=4;[.L36];IF([.F36]=5;[.M36];IF([.F36]=6;[.N36];IF([.F36]=7;[.O36];IF([.F36]=8;[.P36];IF([.F36]=9;[.Q36];IF([.F36]=10;[.R36]))))))))))" office:value-type="float" office:value="0" calcext:value-type="float">
            <text:p>-</text:p>
          </table:table-cell>
          <table:table-cell table:style-name="ce195" table:formula="of:=IFERROR(SUM([.I36:.O36])-[.G36];&quot;-&quot;)" office:value-type="float" office:value="0" calcext:value-type="float">
            <text:p>-</text:p>
          </table:table-cell>
          <table:table-cell table:style-name="ce200" table:formula="of:=IFERROR([.C36]/[.E36]*1;&quot;-&quot;)" office:value-type="string" office:string-value="-" calcext:value-type="string">
            <text:p>-</text:p>
          </table:table-cell>
          <table:table-cell table:style-name="ce200" table:formula="of:=IFERROR(IF([.F36]&gt;1;[.C36]/[.E36];0);&quot;-&quot;)" office:value-type="float" office:value="0" calcext:value-type="float">
            <text:p>-</text:p>
          </table:table-cell>
          <table:table-cell table:style-name="ce200" table:formula="of:=IFERROR(IF([.F36]&gt;2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3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4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7]=1;[.I37];IF([.F37]=2;[.J37];IF([.F37]=3;[.K37];IF([.F37]=4;[.L37];IF([.F37]=5;[.M37];IF([.F37]=6;[.N37];IF([.F37]=7;[.O37];IF([.F37]=8;[.P37];IF([.F37]=9;[.Q37];IF([.F37]=10;[.R37]))))))))))" office:value-type="float" office:value="0" calcext:value-type="float">
            <text:p>-</text:p>
          </table:table-cell>
          <table:table-cell table:style-name="ce195" table:formula="of:=IFERROR(SUM([.I37:.O37])-[.G37];&quot;-&quot;)" office:value-type="float" office:value="0" calcext:value-type="float">
            <text:p>-</text:p>
          </table:table-cell>
          <table:table-cell table:style-name="ce200" table:formula="of:=IFERROR([.C37]/[.E37]*1;&quot;-&quot;)" office:value-type="string" office:string-value="-" calcext:value-type="string">
            <text:p>-</text:p>
          </table:table-cell>
          <table:table-cell table:style-name="ce200" table:formula="of:=IFERROR(IF([.F37]&gt;1;[.C37]/[.E37];0);&quot;-&quot;)" office:value-type="float" office:value="0" calcext:value-type="float">
            <text:p>-</text:p>
          </table:table-cell>
          <table:table-cell table:style-name="ce200" table:formula="of:=IFERROR(IF([.F37]&gt;2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3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4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8]=1;[.I38];IF([.F38]=2;[.J38];IF([.F38]=3;[.K38];IF([.F38]=4;[.L38];IF([.F38]=5;[.M38];IF([.F38]=6;[.N38];IF([.F38]=7;[.O38];IF([.F38]=8;[.P38];IF([.F38]=9;[.Q38];IF([.F38]=10;[.R38]))))))))))" office:value-type="float" office:value="0" calcext:value-type="float">
            <text:p>-</text:p>
          </table:table-cell>
          <table:table-cell table:style-name="ce195" table:formula="of:=IFERROR(SUM([.I38:.O38])-[.G38];&quot;-&quot;)" office:value-type="float" office:value="0" calcext:value-type="float">
            <text:p>-</text:p>
          </table:table-cell>
          <table:table-cell table:style-name="ce200" table:formula="of:=IFERROR([.C38]/[.E38]*1;&quot;-&quot;)" office:value-type="string" office:string-value="-" calcext:value-type="string">
            <text:p>-</text:p>
          </table:table-cell>
          <table:table-cell table:style-name="ce200" table:formula="of:=IFERROR(IF([.F38]&gt;1;[.C38]/[.E38];0);&quot;-&quot;)" office:value-type="float" office:value="0" calcext:value-type="float">
            <text:p>-</text:p>
          </table:table-cell>
          <table:table-cell table:style-name="ce200" table:formula="of:=IFERROR(IF([.F38]&gt;2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3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4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9]=1;[.I39];IF([.F39]=2;[.J39];IF([.F39]=3;[.K39];IF([.F39]=4;[.L39];IF([.F39]=5;[.M39];IF([.F39]=6;[.N39];IF([.F39]=7;[.O39];IF([.F39]=8;[.P39];IF([.F39]=9;[.Q39];IF([.F39]=10;[.R39]))))))))))" office:value-type="float" office:value="0" calcext:value-type="float">
            <text:p>-</text:p>
          </table:table-cell>
          <table:table-cell table:style-name="ce195" table:formula="of:=IFERROR(SUM([.I39:.O39])-[.G39];&quot;-&quot;)" office:value-type="float" office:value="0" calcext:value-type="float">
            <text:p>-</text:p>
          </table:table-cell>
          <table:table-cell table:style-name="ce200" table:formula="of:=IFERROR([.C39]/[.E39]*1;&quot;-&quot;)" office:value-type="string" office:string-value="-" calcext:value-type="string">
            <text:p>-</text:p>
          </table:table-cell>
          <table:table-cell table:style-name="ce200" table:formula="of:=IFERROR(IF([.F39]&gt;1;[.C39]/[.E39];0);&quot;-&quot;)" office:value-type="float" office:value="0" calcext:value-type="float">
            <text:p>-</text:p>
          </table:table-cell>
          <table:table-cell table:style-name="ce200" table:formula="of:=IFERROR(IF([.F39]&gt;2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3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4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0]=1;[.I40];IF([.F40]=2;[.J40];IF([.F40]=3;[.K40];IF([.F40]=4;[.L40];IF([.F40]=5;[.M40];IF([.F40]=6;[.N40];IF([.F40]=7;[.O40];IF([.F40]=8;[.P40];IF([.F40]=9;[.Q40];IF([.F40]=10;[.R40]))))))))))" office:value-type="float" office:value="0" calcext:value-type="float">
            <text:p>-</text:p>
          </table:table-cell>
          <table:table-cell table:style-name="ce195" table:formula="of:=IFERROR(SUM([.I40:.O40])-[.G40];&quot;-&quot;)" office:value-type="float" office:value="0" calcext:value-type="float">
            <text:p>-</text:p>
          </table:table-cell>
          <table:table-cell table:style-name="ce200" table:formula="of:=IFERROR([.C40]/[.E40]*1;&quot;-&quot;)" office:value-type="string" office:string-value="-" calcext:value-type="string">
            <text:p>-</text:p>
          </table:table-cell>
          <table:table-cell table:style-name="ce200" table:formula="of:=IFERROR(IF([.F40]&gt;1;[.C40]/[.E40];0);&quot;-&quot;)" office:value-type="float" office:value="0" calcext:value-type="float">
            <text:p>-</text:p>
          </table:table-cell>
          <table:table-cell table:style-name="ce200" table:formula="of:=IFERROR(IF([.F40]&gt;2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3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4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1]=1;[.I41];IF([.F41]=2;[.J41];IF([.F41]=3;[.K41];IF([.F41]=4;[.L41];IF([.F41]=5;[.M41];IF([.F41]=6;[.N41];IF([.F41]=7;[.O41];IF([.F41]=8;[.P41];IF([.F41]=9;[.Q41];IF([.F41]=10;[.R41]))))))))))" office:value-type="float" office:value="0" calcext:value-type="float">
            <text:p>-</text:p>
          </table:table-cell>
          <table:table-cell table:style-name="ce195" table:formula="of:=IFERROR(SUM([.I41:.O41])-[.G41];&quot;-&quot;)" office:value-type="float" office:value="0" calcext:value-type="float">
            <text:p>-</text:p>
          </table:table-cell>
          <table:table-cell table:style-name="ce200" table:formula="of:=IFERROR([.C41]/[.E41]*1;&quot;-&quot;)" office:value-type="string" office:string-value="-" calcext:value-type="string">
            <text:p>-</text:p>
          </table:table-cell>
          <table:table-cell table:style-name="ce200" table:formula="of:=IFERROR(IF([.F41]&gt;1;[.C41]/[.E41];0);&quot;-&quot;)" office:value-type="float" office:value="0" calcext:value-type="float">
            <text:p>-</text:p>
          </table:table-cell>
          <table:table-cell table:style-name="ce200" table:formula="of:=IFERROR(IF([.F41]&gt;2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3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4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2]=1;[.I42];IF([.F42]=2;[.J42];IF([.F42]=3;[.K42];IF([.F42]=4;[.L42];IF([.F42]=5;[.M42];IF([.F42]=6;[.N42];IF([.F42]=7;[.O42];IF([.F42]=8;[.P42];IF([.F42]=9;[.Q42];IF([.F42]=10;[.R42]))))))))))" office:value-type="float" office:value="0" calcext:value-type="float">
            <text:p>-</text:p>
          </table:table-cell>
          <table:table-cell table:style-name="ce195" table:formula="of:=IFERROR(SUM([.I42:.O42])-[.G42];&quot;-&quot;)" office:value-type="float" office:value="0" calcext:value-type="float">
            <text:p>-</text:p>
          </table:table-cell>
          <table:table-cell table:style-name="ce200" table:formula="of:=IFERROR([.C42]/[.E42]*1;&quot;-&quot;)" office:value-type="string" office:string-value="-" calcext:value-type="string">
            <text:p>-</text:p>
          </table:table-cell>
          <table:table-cell table:style-name="ce200" table:formula="of:=IFERROR(IF([.F42]&gt;1;[.C42]/[.E42];0);&quot;-&quot;)" office:value-type="float" office:value="0" calcext:value-type="float">
            <text:p>-</text:p>
          </table:table-cell>
          <table:table-cell table:style-name="ce200" table:formula="of:=IFERROR(IF([.F42]&gt;2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3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4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3]=1;[.I43];IF([.F43]=2;[.J43];IF([.F43]=3;[.K43];IF([.F43]=4;[.L43];IF([.F43]=5;[.M43];IF([.F43]=6;[.N43];IF([.F43]=7;[.O43];IF([.F43]=8;[.P43];IF([.F43]=9;[.Q43];IF([.F43]=10;[.R43]))))))))))" office:value-type="float" office:value="0" calcext:value-type="float">
            <text:p>-</text:p>
          </table:table-cell>
          <table:table-cell table:style-name="ce195" table:formula="of:=IFERROR(SUM([.I43:.O43])-[.G43];&quot;-&quot;)" office:value-type="float" office:value="0" calcext:value-type="float">
            <text:p>-</text:p>
          </table:table-cell>
          <table:table-cell table:style-name="ce200" table:formula="of:=IFERROR([.C43]/[.E43]*1;&quot;-&quot;)" office:value-type="string" office:string-value="-" calcext:value-type="string">
            <text:p>-</text:p>
          </table:table-cell>
          <table:table-cell table:style-name="ce200" table:formula="of:=IFERROR(IF([.F43]&gt;1;[.C43]/[.E43];0);&quot;-&quot;)" office:value-type="float" office:value="0" calcext:value-type="float">
            <text:p>-</text:p>
          </table:table-cell>
          <table:table-cell table:style-name="ce200" table:formula="of:=IFERROR(IF([.F43]&gt;2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3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4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4]=1;[.I44];IF([.F44]=2;[.J44];IF([.F44]=3;[.K44];IF([.F44]=4;[.L44];IF([.F44]=5;[.M44];IF([.F44]=6;[.N44];IF([.F44]=7;[.O44];IF([.F44]=8;[.P44];IF([.F44]=9;[.Q44];IF([.F44]=10;[.R44]))))))))))" office:value-type="float" office:value="0" calcext:value-type="float">
            <text:p>-</text:p>
          </table:table-cell>
          <table:table-cell table:style-name="ce195" table:formula="of:=IFERROR(SUM([.I44:.O44])-[.G44];&quot;-&quot;)" office:value-type="float" office:value="0" calcext:value-type="float">
            <text:p>-</text:p>
          </table:table-cell>
          <table:table-cell table:style-name="ce200" table:formula="of:=IFERROR([.C44]/[.E44]*1;&quot;-&quot;)" office:value-type="string" office:string-value="-" calcext:value-type="string">
            <text:p>-</text:p>
          </table:table-cell>
          <table:table-cell table:style-name="ce200" table:formula="of:=IFERROR(IF([.F44]&gt;1;[.C44]/[.E44];0);&quot;-&quot;)" office:value-type="float" office:value="0" calcext:value-type="float">
            <text:p>-</text:p>
          </table:table-cell>
          <table:table-cell table:style-name="ce200" table:formula="of:=IFERROR(IF([.F44]&gt;2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3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4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5]=1;[.I45];IF([.F45]=2;[.J45];IF([.F45]=3;[.K45];IF([.F45]=4;[.L45];IF([.F45]=5;[.M45];IF([.F45]=6;[.N45];IF([.F45]=7;[.O45];IF([.F45]=8;[.P45];IF([.F45]=9;[.Q45];IF([.F45]=10;[.R45]))))))))))" office:value-type="float" office:value="0" calcext:value-type="float">
            <text:p>-</text:p>
          </table:table-cell>
          <table:table-cell table:style-name="ce195" table:formula="of:=IFERROR(SUM([.I45:.O45])-[.G45];&quot;-&quot;)" office:value-type="float" office:value="0" calcext:value-type="float">
            <text:p>-</text:p>
          </table:table-cell>
          <table:table-cell table:style-name="ce200" table:formula="of:=IFERROR([.C45]/[.E45]*1;&quot;-&quot;)" office:value-type="string" office:string-value="-" calcext:value-type="string">
            <text:p>-</text:p>
          </table:table-cell>
          <table:table-cell table:style-name="ce200" table:formula="of:=IFERROR(IF([.F45]&gt;1;[.C45]/[.E45];0);&quot;-&quot;)" office:value-type="float" office:value="0" calcext:value-type="float">
            <text:p>-</text:p>
          </table:table-cell>
          <table:table-cell table:style-name="ce200" table:formula="of:=IFERROR(IF([.F45]&gt;2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3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4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6]=1;[.I46];IF([.F46]=2;[.J46];IF([.F46]=3;[.K46];IF([.F46]=4;[.L46];IF([.F46]=5;[.M46];IF([.F46]=6;[.N46];IF([.F46]=7;[.O46];IF([.F46]=8;[.P46];IF([.F46]=9;[.Q46];IF([.F46]=10;[.R46]))))))))))" office:value-type="float" office:value="0" calcext:value-type="float">
            <text:p>-</text:p>
          </table:table-cell>
          <table:table-cell table:style-name="ce195" table:formula="of:=IFERROR(SUM([.I46:.O46])-[.G46];&quot;-&quot;)" office:value-type="float" office:value="0" calcext:value-type="float">
            <text:p>-</text:p>
          </table:table-cell>
          <table:table-cell table:style-name="ce200" table:formula="of:=IFERROR([.C46]/[.E46]*1;&quot;-&quot;)" office:value-type="string" office:string-value="-" calcext:value-type="string">
            <text:p>-</text:p>
          </table:table-cell>
          <table:table-cell table:style-name="ce200" table:formula="of:=IFERROR(IF([.F46]&gt;1;[.C46]/[.E46];0);&quot;-&quot;)" office:value-type="float" office:value="0" calcext:value-type="float">
            <text:p>-</text:p>
          </table:table-cell>
          <table:table-cell table:style-name="ce200" table:formula="of:=IFERROR(IF([.F46]&gt;2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3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4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7]=1;[.I47];IF([.F47]=2;[.J47];IF([.F47]=3;[.K47];IF([.F47]=4;[.L47];IF([.F47]=5;[.M47];IF([.F47]=6;[.N47];IF([.F47]=7;[.O47];IF([.F47]=8;[.P47];IF([.F47]=9;[.Q47];IF([.F47]=10;[.R47]))))))))))" office:value-type="float" office:value="0" calcext:value-type="float">
            <text:p>-</text:p>
          </table:table-cell>
          <table:table-cell table:style-name="ce195" table:formula="of:=IFERROR(SUM([.I47:.O47])-[.G47];&quot;-&quot;)" office:value-type="float" office:value="0" calcext:value-type="float">
            <text:p>-</text:p>
          </table:table-cell>
          <table:table-cell table:style-name="ce200" table:formula="of:=IFERROR([.C47]/[.E47]*1;&quot;-&quot;)" office:value-type="string" office:string-value="-" calcext:value-type="string">
            <text:p>-</text:p>
          </table:table-cell>
          <table:table-cell table:style-name="ce200" table:formula="of:=IFERROR(IF([.F47]&gt;1;[.C47]/[.E47];0);&quot;-&quot;)" office:value-type="float" office:value="0" calcext:value-type="float">
            <text:p>-</text:p>
          </table:table-cell>
          <table:table-cell table:style-name="ce200" table:formula="of:=IFERROR(IF([.F47]&gt;2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3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4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8]=1;[.I48];IF([.F48]=2;[.J48];IF([.F48]=3;[.K48];IF([.F48]=4;[.L48];IF([.F48]=5;[.M48];IF([.F48]=6;[.N48];IF([.F48]=7;[.O48];IF([.F48]=8;[.P48];IF([.F48]=9;[.Q48];IF([.F48]=10;[.R48]))))))))))" office:value-type="float" office:value="0" calcext:value-type="float">
            <text:p>-</text:p>
          </table:table-cell>
          <table:table-cell table:style-name="ce195" table:formula="of:=IFERROR(SUM([.I48:.O48])-[.G48];&quot;-&quot;)" office:value-type="float" office:value="0" calcext:value-type="float">
            <text:p>-</text:p>
          </table:table-cell>
          <table:table-cell table:style-name="ce200" table:formula="of:=IFERROR([.C48]/[.E48]*1;&quot;-&quot;)" office:value-type="string" office:string-value="-" calcext:value-type="string">
            <text:p>-</text:p>
          </table:table-cell>
          <table:table-cell table:style-name="ce200" table:formula="of:=IFERROR(IF([.F48]&gt;1;[.C48]/[.E48];0);&quot;-&quot;)" office:value-type="float" office:value="0" calcext:value-type="float">
            <text:p>-</text:p>
          </table:table-cell>
          <table:table-cell table:style-name="ce200" table:formula="of:=IFERROR(IF([.F48]&gt;2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3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4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9]=1;[.I49];IF([.F49]=2;[.J49];IF([.F49]=3;[.K49];IF([.F49]=4;[.L49];IF([.F49]=5;[.M49];IF([.F49]=6;[.N49];IF([.F49]=7;[.O49];IF([.F49]=8;[.P49];IF([.F49]=9;[.Q49];IF([.F49]=10;[.R49]))))))))))" office:value-type="float" office:value="0" calcext:value-type="float">
            <text:p>-</text:p>
          </table:table-cell>
          <table:table-cell table:style-name="ce195" table:formula="of:=IFERROR(SUM([.I49:.O49])-[.G49];&quot;-&quot;)" office:value-type="float" office:value="0" calcext:value-type="float">
            <text:p>-</text:p>
          </table:table-cell>
          <table:table-cell table:style-name="ce200" table:formula="of:=IFERROR([.C49]/[.E49]*1;&quot;-&quot;)" office:value-type="string" office:string-value="-" calcext:value-type="string">
            <text:p>-</text:p>
          </table:table-cell>
          <table:table-cell table:style-name="ce200" table:formula="of:=IFERROR(IF([.F49]&gt;1;[.C49]/[.E49];0);&quot;-&quot;)" office:value-type="float" office:value="0" calcext:value-type="float">
            <text:p>-</text:p>
          </table:table-cell>
          <table:table-cell table:style-name="ce200" table:formula="of:=IFERROR(IF([.F49]&gt;2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3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4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0]=1;[.I50];IF([.F50]=2;[.J50];IF([.F50]=3;[.K50];IF([.F50]=4;[.L50];IF([.F50]=5;[.M50];IF([.F50]=6;[.N50];IF([.F50]=7;[.O50];IF([.F50]=8;[.P50];IF([.F50]=9;[.Q50];IF([.F50]=10;[.R50]))))))))))" office:value-type="float" office:value="0" calcext:value-type="float">
            <text:p>-</text:p>
          </table:table-cell>
          <table:table-cell table:style-name="ce195" table:formula="of:=IFERROR(SUM([.I50:.O50])-[.G50];&quot;-&quot;)" office:value-type="float" office:value="0" calcext:value-type="float">
            <text:p>-</text:p>
          </table:table-cell>
          <table:table-cell table:style-name="ce200" table:formula="of:=IFERROR([.C50]/[.E50]*1;&quot;-&quot;)" office:value-type="string" office:string-value="-" calcext:value-type="string">
            <text:p>-</text:p>
          </table:table-cell>
          <table:table-cell table:style-name="ce200" table:formula="of:=IFERROR(IF([.F50]&gt;1;[.C50]/[.E50];0);&quot;-&quot;)" office:value-type="float" office:value="0" calcext:value-type="float">
            <text:p>-</text:p>
          </table:table-cell>
          <table:table-cell table:style-name="ce200" table:formula="of:=IFERROR(IF([.F50]&gt;2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3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4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1]=1;[.I51];IF([.F51]=2;[.J51];IF([.F51]=3;[.K51];IF([.F51]=4;[.L51];IF([.F51]=5;[.M51];IF([.F51]=6;[.N51];IF([.F51]=7;[.O51];IF([.F51]=8;[.P51];IF([.F51]=9;[.Q51];IF([.F51]=10;[.R51]))))))))))" office:value-type="float" office:value="0" calcext:value-type="float">
            <text:p>-</text:p>
          </table:table-cell>
          <table:table-cell table:style-name="ce195" table:formula="of:=IFERROR(SUM([.I51:.O51])-[.G51];&quot;-&quot;)" office:value-type="float" office:value="0" calcext:value-type="float">
            <text:p>-</text:p>
          </table:table-cell>
          <table:table-cell table:style-name="ce200" table:formula="of:=IFERROR([.C51]/[.E51]*1;&quot;-&quot;)" office:value-type="string" office:string-value="-" calcext:value-type="string">
            <text:p>-</text:p>
          </table:table-cell>
          <table:table-cell table:style-name="ce200" table:formula="of:=IFERROR(IF([.F51]&gt;1;[.C51]/[.E51];0);&quot;-&quot;)" office:value-type="float" office:value="0" calcext:value-type="float">
            <text:p>-</text:p>
          </table:table-cell>
          <table:table-cell table:style-name="ce200" table:formula="of:=IFERROR(IF([.F51]&gt;2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3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4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2]=1;[.I52];IF([.F52]=2;[.J52];IF([.F52]=3;[.K52];IF([.F52]=4;[.L52];IF([.F52]=5;[.M52];IF([.F52]=6;[.N52];IF([.F52]=7;[.O52];IF([.F52]=8;[.P52];IF([.F52]=9;[.Q52];IF([.F52]=10;[.R52]))))))))))" office:value-type="float" office:value="0" calcext:value-type="float">
            <text:p>-</text:p>
          </table:table-cell>
          <table:table-cell table:style-name="ce195" table:formula="of:=IFERROR(SUM([.I52:.O52])-[.G52];&quot;-&quot;)" office:value-type="float" office:value="0" calcext:value-type="float">
            <text:p>-</text:p>
          </table:table-cell>
          <table:table-cell table:style-name="ce200" table:formula="of:=IFERROR([.C52]/[.E52]*1;&quot;-&quot;)" office:value-type="string" office:string-value="-" calcext:value-type="string">
            <text:p>-</text:p>
          </table:table-cell>
          <table:table-cell table:style-name="ce200" table:formula="of:=IFERROR(IF([.F52]&gt;1;[.C52]/[.E52];0);&quot;-&quot;)" office:value-type="float" office:value="0" calcext:value-type="float">
            <text:p>-</text:p>
          </table:table-cell>
          <table:table-cell table:style-name="ce200" table:formula="of:=IFERROR(IF([.F52]&gt;2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3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4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3]=1;[.I53];IF([.F53]=2;[.J53];IF([.F53]=3;[.K53];IF([.F53]=4;[.L53];IF([.F53]=5;[.M53];IF([.F53]=6;[.N53];IF([.F53]=7;[.O53];IF([.F53]=8;[.P53];IF([.F53]=9;[.Q53];IF([.F53]=10;[.R53]))))))))))" office:value-type="float" office:value="0" calcext:value-type="float">
            <text:p>-</text:p>
          </table:table-cell>
          <table:table-cell table:style-name="ce195" table:formula="of:=IFERROR(SUM([.I53:.O53])-[.G53];&quot;-&quot;)" office:value-type="float" office:value="0" calcext:value-type="float">
            <text:p>-</text:p>
          </table:table-cell>
          <table:table-cell table:style-name="ce200" table:formula="of:=IFERROR([.C53]/[.E53]*1;&quot;-&quot;)" office:value-type="string" office:string-value="-" calcext:value-type="string">
            <text:p>-</text:p>
          </table:table-cell>
          <table:table-cell table:style-name="ce200" table:formula="of:=IFERROR(IF([.F53]&gt;1;[.C53]/[.E53];0);&quot;-&quot;)" office:value-type="float" office:value="0" calcext:value-type="float">
            <text:p>-</text:p>
          </table:table-cell>
          <table:table-cell table:style-name="ce200" table:formula="of:=IFERROR(IF([.F53]&gt;2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3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4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3" table:visibility="collapse" table:number-rows-repeated="3">
          <table:table-cell table:number-columns-repeated="18"/>
          <table:table-cell table:style-name="ce145" table:number-columns-repeated="1006"/>
          <table:table-cell table:number-columns-repeated="15360"/>
        </table:table-row>
        <table:table-row table:style-name="ro3" table:visibility="collapse" table:number-rows-repeated="1048519">
          <table:table-cell table:number-columns-repeated="16384"/>
        </table:table-row>
        <table:table-row table:style-name="ro3" table:visibility="collapse">
          <table:table-cell table:number-columns-repeated="16384"/>
        </table:table-row>
      </table:table>
      <table:table table:name="Profit &amp; Loss" table:style-name="ta1" table:print="false">
        <table:table-column table:style-name="co32" table:default-cell-style-name="ce74"/>
        <table:table-column table:style-name="co33" table:default-cell-style-name="ce74"/>
        <table:table-column table:style-name="co34" table:default-cell-style-name="ce74"/>
        <table:table-column table:style-name="co35" table:default-cell-style-name="ce74"/>
        <table:table-column table:style-name="co36" table:default-cell-style-name="ce180"/>
        <table:table-column table:style-name="co37" table:default-cell-style-name="ce74"/>
        <table:table-column table:style-name="co38" table:number-columns-repeated="2" table:default-cell-style-name="ce74"/>
        <table:table-column table:style-name="co39" table:number-columns-repeated="10" table:default-cell-style-name="ce74"/>
        <table:table-column table:style-name="co40" table:default-cell-style-name="ce74"/>
        <table:table-column table:style-name="co41" table:default-cell-style-name="ce74"/>
        <table:table-column table:style-name="co42" table:default-cell-style-name="ce74"/>
        <table:table-column table:style-name="co43" table:default-cell-style-name="ce74"/>
        <table:table-column table:style-name="co1" table:default-cell-style-name="ce74"/>
        <table:table-column table:style-name="co1" table:visibility="collapse" table:number-columns-repeated="1001" table:default-cell-style-name="ce74"/>
        <table:table-column table:style-name="co1" table:visibility="collapse" table:number-columns-repeated="15360" table:default-cell-style-name="Default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5">
          <table:table-cell table:style-name="ce119"/>
          <table:table-cell table:style-name="ce129" office:value-type="string" calcext:value-type="string">
            <text:p>Profit &amp; Loss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23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68"/>
          <table:table-cell table:style-name="ce277"/>
          <table:table-cell table:style-name="ce268"/>
          <table:table-cell table:style-name="ce304"/>
          <table:table-cell table:style-name="ce122"/>
          <table:table-cell table:style-name="ce254" table:number-columns-repeated="999"/>
          <table:table-cell table:number-columns-repeated="15362"/>
        </table:table-row>
        <table:table-row table:style-name="ro7">
          <table:table-cell table:style-name="ce122"/>
          <table:table-cell table:style-name="ce193"/>
          <table:table-cell table:style-name="ce130" office:value-type="string" calcext:value-type="string">
            <text:p>Income</text:p>
          </table:table-cell>
          <table:table-cell table:style-name="ce141"/>
          <table:table-cell table:style-name="ce159"/>
          <table:table-cell table:style-name="ce231" office:value-type="string" calcext:value-type="string">
            <text:p>Months</text:p>
          </table:table-cell>
          <table:table-cell table:style-name="ce258" office:value-type="string" calcext:value-type="string">
            <text:p>Jan</text:p>
          </table:table-cell>
          <table:table-cell table:style-name="ce258" office:value-type="string" calcext:value-type="string">
            <text:p>Feb</text:p>
          </table:table-cell>
          <table:table-cell table:style-name="ce258" office:value-type="string" calcext:value-type="string">
            <text:p>Mar</text:p>
          </table:table-cell>
          <table:table-cell table:style-name="ce258" office:value-type="string" calcext:value-type="string">
            <text:p>Apr</text:p>
          </table:table-cell>
          <table:table-cell table:style-name="ce258" office:value-type="string" calcext:value-type="string">
            <text:p>May</text:p>
          </table:table-cell>
          <table:table-cell table:style-name="ce258" office:value-type="string" calcext:value-type="string">
            <text:p>Jun</text:p>
          </table:table-cell>
          <table:table-cell table:style-name="ce258" office:value-type="string" calcext:value-type="string">
            <text:p>Jul</text:p>
          </table:table-cell>
          <table:table-cell table:style-name="ce258" office:value-type="string" calcext:value-type="string">
            <text:p>Aug</text:p>
          </table:table-cell>
          <table:table-cell table:style-name="ce258" office:value-type="string" calcext:value-type="string">
            <text:p>Sep</text:p>
          </table:table-cell>
          <table:table-cell table:style-name="ce258" office:value-type="string" calcext:value-type="string">
            <text:p>Oct</text:p>
          </table:table-cell>
          <table:table-cell table:style-name="ce258" office:value-type="string" calcext:value-type="string">
            <text:p>Nov</text:p>
          </table:table-cell>
          <table:table-cell table:style-name="ce258" office:value-type="string" calcext:value-type="string">
            <text:p>Dec</text:p>
          </table:table-cell>
          <table:table-cell table:style-name="ce122"/>
          <table:table-cell table:style-name="ce277" office:value-type="string" calcext:value-type="string">
            <text:p>YTD with Auto Expenses</text:p>
          </table:table-cell>
          <table:table-cell table:style-name="ce122"/>
          <table:table-cell table:style-name="ce305" office:value-type="string" calcext:value-type="string">
            <text:p>YTD with Miles</text:p>
          </table:table-cell>
          <table:table-cell table:style-name="ce122"/>
          <table:table-cell table:style-name="ce254" table:number-columns-repeated="999"/>
          <table:table-cell table:number-columns-repeated="15362"/>
        </table:table-row>
        <table:table-row table:style-name="ro2">
          <table:table-cell/>
          <table:table-cell table:style-name="ce81" table:number-columns-repeated="2"/>
          <table:table-cell table:style-name="ce84" office:value-type="string" calcext:value-type="string">
            <text:p>Revenue</text:p>
          </table:table-cell>
          <table:table-cell/>
          <table:table-cell table:style-name="ce140"/>
          <table:table-cell table:number-columns-repeated="12"/>
          <table:table-cell table:style-name="ce222" table:number-columns-repeated="4"/>
          <table:table-cell table:number-columns-repeated="16362"/>
        </table:table-row>
        <table:table-row table:style-name="ro2">
          <table:table-cell/>
          <table:table-cell table:style-name="ce81" table:number-columns-repeated="2"/>
          <table:table-cell table:style-name="ce84"/>
          <table:table-cell table:style-name="ce243" office:value-type="string" calcext:value-type="string">
            <text:p>Subscriptions revenue</text:p>
          </table:table-cell>
          <table:table-cell table:style-name="ce212" office:value-type="string" calcext:value-type="string">
            <text:p>$</text:p>
          </table:table-cell>
          <table:table-cell table:style-name="ce275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275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275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73"/>
          <table:table-cell table:style-name="ce307" table:formula="of:=SUM([.G9:.R9])" office:value-type="float" office:value="400" calcext:value-type="float">
            <text:p>400.00 </text:p>
          </table:table-cell>
          <table:table-cell table:style-name="ce273"/>
          <table:table-cell table:style-name="ce335" table:formula="of:=SUM([.G9:.R9])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275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0:.R10])" office:value-type="float" office:value="1000" calcext:value-type="float">
            <text:p>1,000.00 </text:p>
          </table:table-cell>
          <table:table-cell table:style-name="ce222"/>
          <table:table-cell table:style-name="ce335" table:formula="of:=SUM([.G10:.R10])" office:value-type="float" office:value="1000" calcext:value-type="float">
            <text:p>1,0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1:.R11])" office:value-type="float" office:value="0" calcext:value-type="float">
            <text:p>-</text:p>
          </table:table-cell>
          <table:table-cell table:style-name="ce222"/>
          <table:table-cell table:style-name="ce335" table:formula="of:=SUM([.G11:.R1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2:.R12])" office:value-type="float" office:value="0" calcext:value-type="float">
            <text:p>-</text:p>
          </table:table-cell>
          <table:table-cell table:style-name="ce222"/>
          <table:table-cell table:style-name="ce335" table:formula="of:=SUM([.G12:.R1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3:.R13])" office:value-type="float" office:value="0" calcext:value-type="float">
            <text:p>-</text:p>
          </table:table-cell>
          <table:table-cell table:style-name="ce222"/>
          <table:table-cell table:style-name="ce335" table:formula="of:=SUM([.G13:.R1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4:.R14])" office:value-type="float" office:value="0" calcext:value-type="float">
            <text:p>-</text:p>
          </table:table-cell>
          <table:table-cell table:style-name="ce222"/>
          <table:table-cell table:style-name="ce335" table:formula="of:=SUM([.G14:.R1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5:.R15])" office:value-type="float" office:value="0" calcext:value-type="float">
            <text:p>-</text:p>
          </table:table-cell>
          <table:table-cell table:style-name="ce222"/>
          <table:table-cell table:style-name="ce335" table:formula="of:=SUM([.G15:.R1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6:.R16])" office:value-type="float" office:value="0" calcext:value-type="float">
            <text:p>-</text:p>
          </table:table-cell>
          <table:table-cell table:style-name="ce222"/>
          <table:table-cell table:style-name="ce335" table:formula="of:=SUM([.G16:.R1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7:.R17])" office:value-type="float" office:value="0" calcext:value-type="float">
            <text:p>-</text:p>
          </table:table-cell>
          <table:table-cell table:style-name="ce222"/>
          <table:table-cell table:style-name="ce335" table:formula="of:=SUM([.G17:.R1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8:.R18])" office:value-type="float" office:value="0" calcext:value-type="float">
            <text:p>-</text:p>
          </table:table-cell>
          <table:table-cell table:style-name="ce222"/>
          <table:table-cell table:style-name="ce335" table:formula="of:=SUM([.G18:.R1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9:.R19])" office:value-type="float" office:value="0" calcext:value-type="float">
            <text:p>-</text:p>
          </table:table-cell>
          <table:table-cell table:style-name="ce222"/>
          <table:table-cell table:style-name="ce335" table:formula="of:=SUM([.G19:.R1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0:.R20])" office:value-type="float" office:value="0" calcext:value-type="float">
            <text:p>-</text:p>
          </table:table-cell>
          <table:table-cell table:style-name="ce222"/>
          <table:table-cell table:style-name="ce335" table:formula="of:=SUM([.G20:.R2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1:.R21])" office:value-type="float" office:value="0" calcext:value-type="float">
            <text:p>-</text:p>
          </table:table-cell>
          <table:table-cell table:style-name="ce222"/>
          <table:table-cell table:style-name="ce335" table:formula="of:=SUM([.G21:.R2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2:.R22])" office:value-type="float" office:value="0" calcext:value-type="float">
            <text:p>-</text:p>
          </table:table-cell>
          <table:table-cell table:style-name="ce222"/>
          <table:table-cell table:style-name="ce335" table:formula="of:=SUM([.G22:.R2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3:.R23])" office:value-type="float" office:value="0" calcext:value-type="float">
            <text:p>-</text:p>
          </table:table-cell>
          <table:table-cell table:style-name="ce222"/>
          <table:table-cell table:style-name="ce335" table:formula="of:=SUM([.G23:.R2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4:.R24])" office:value-type="float" office:value="0" calcext:value-type="float">
            <text:p>-</text:p>
          </table:table-cell>
          <table:table-cell table:style-name="ce222"/>
          <table:table-cell table:style-name="ce335" table:formula="of:=SUM([.G24:.R2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5:.R25])" office:value-type="float" office:value="0" calcext:value-type="float">
            <text:p>-</text:p>
          </table:table-cell>
          <table:table-cell table:style-name="ce222"/>
          <table:table-cell table:style-name="ce335" table:formula="of:=SUM([.G25:.R2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6:.R26])" office:value-type="float" office:value="0" calcext:value-type="float">
            <text:p>-</text:p>
          </table:table-cell>
          <table:table-cell table:style-name="ce222"/>
          <table:table-cell table:style-name="ce335" table:formula="of:=SUM([.G26:.R2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7:.R27])" office:value-type="float" office:value="0" calcext:value-type="float">
            <text:p>-</text:p>
          </table:table-cell>
          <table:table-cell table:style-name="ce222"/>
          <table:table-cell table:style-name="ce335" table:formula="of:=SUM([.G27:.R2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8:.R28])" office:value-type="float" office:value="0" calcext:value-type="float">
            <text:p>-</text:p>
          </table:table-cell>
          <table:table-cell table:style-name="ce222"/>
          <table:table-cell table:style-name="ce335" table:formula="of:=SUM([.G28:.R2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9:.R29])" office:value-type="float" office:value="0" calcext:value-type="float">
            <text:p>-</text:p>
          </table:table-cell>
          <table:table-cell table:style-name="ce222"/>
          <table:table-cell table:style-name="ce335" table:formula="of:=SUM([.G29:.R2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0:.R30])" office:value-type="float" office:value="0" calcext:value-type="float">
            <text:p>-</text:p>
          </table:table-cell>
          <table:table-cell table:style-name="ce222"/>
          <table:table-cell table:style-name="ce335" table:formula="of:=SUM([.G30:.R3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1:.R31])" office:value-type="float" office:value="0" calcext:value-type="float">
            <text:p>-</text:p>
          </table:table-cell>
          <table:table-cell table:style-name="ce222"/>
          <table:table-cell table:style-name="ce335" table:formula="of:=SUM([.G31:.R3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2:.R32])" office:value-type="float" office:value="0" calcext:value-type="float">
            <text:p>-</text:p>
          </table:table-cell>
          <table:table-cell table:style-name="ce222"/>
          <table:table-cell table:style-name="ce335" table:formula="of:=SUM([.G32:.R3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3:.R33])" office:value-type="float" office:value="0" calcext:value-type="float">
            <text:p>-</text:p>
          </table:table-cell>
          <table:table-cell table:style-name="ce222"/>
          <table:table-cell table:style-name="ce335" table:formula="of:=SUM([.G33:.R3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4:.R34])" office:value-type="float" office:value="0" calcext:value-type="float">
            <text:p>-</text:p>
          </table:table-cell>
          <table:table-cell table:style-name="ce222"/>
          <table:table-cell table:style-name="ce335" table:formula="of:=SUM([.G34:.R3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5:.R35])" office:value-type="float" office:value="0" calcext:value-type="float">
            <text:p>-</text:p>
          </table:table-cell>
          <table:table-cell table:style-name="ce222"/>
          <table:table-cell table:style-name="ce335" table:formula="of:=SUM([.G35:.R3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6:.R36])" office:value-type="float" office:value="0" calcext:value-type="float">
            <text:p>-</text:p>
          </table:table-cell>
          <table:table-cell table:style-name="ce222"/>
          <table:table-cell table:style-name="ce335" table:formula="of:=SUM([.G36:.R3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7:.R37])" office:value-type="float" office:value="0" calcext:value-type="float">
            <text:p>-</text:p>
          </table:table-cell>
          <table:table-cell table:style-name="ce222"/>
          <table:table-cell table:style-name="ce335" table:formula="of:=SUM([.G37:.R3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8:.R38])" office:value-type="float" office:value="0" calcext:value-type="float">
            <text:p>-</text:p>
          </table:table-cell>
          <table:table-cell table:style-name="ce222"/>
          <table:table-cell table:style-name="ce335" table:formula="of:=SUM([.G38:.R3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5"/>
          <table:table-cell table:style-name="ce184"/>
          <table:table-cell table:style-name="ce144"/>
          <table:table-cell table:style-name="ce154" table:number-columns-repeated="12"/>
          <table:table-cell table:style-name="ce224"/>
          <table:table-cell table:style-name="ce232"/>
          <table:table-cell table:style-name="ce240"/>
          <table:table-cell table:style-name="ce232"/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([.G9:.G38])" office:value-type="float" office:value="1300" calcext:value-type="float">
            <text:p>1,300.00</text:p>
          </table:table-cell>
          <table:table-cell table:style-name="ce275" table:formula="of:=SUM([.H9:.H38])" office:value-type="float" office:value="100" calcext:value-type="float">
            <text:p>100.00</text:p>
          </table:table-cell>
          <table:table-cell table:style-name="ce275" table:formula="of:=SUM([.I9:.I38])" office:value-type="float" office:value="0" calcext:value-type="float">
            <text:p>-</text:p>
          </table:table-cell>
          <table:table-cell table:style-name="ce275" table:formula="of:=SUM([.J9:.J38])" office:value-type="float" office:value="0" calcext:value-type="float">
            <text:p>-</text:p>
          </table:table-cell>
          <table:table-cell table:style-name="ce275" table:formula="of:=SUM([.K9:.K38])" office:value-type="float" office:value="0" calcext:value-type="float">
            <text:p>-</text:p>
          </table:table-cell>
          <table:table-cell table:style-name="ce275" table:formula="of:=SUM([.L9:.L38])" office:value-type="float" office:value="0" calcext:value-type="float">
            <text:p>-</text:p>
          </table:table-cell>
          <table:table-cell table:style-name="ce275" table:formula="of:=SUM([.M9:.M38])" office:value-type="float" office:value="0" calcext:value-type="float">
            <text:p>-</text:p>
          </table:table-cell>
          <table:table-cell table:style-name="ce275" table:formula="of:=SUM([.N9:.N38])" office:value-type="float" office:value="0" calcext:value-type="float">
            <text:p>-</text:p>
          </table:table-cell>
          <table:table-cell table:style-name="ce275" table:formula="of:=SUM([.O9:.O38])" office:value-type="float" office:value="0" calcext:value-type="float">
            <text:p>-</text:p>
          </table:table-cell>
          <table:table-cell table:style-name="ce275" table:formula="of:=SUM([.P9:.P38])" office:value-type="float" office:value="0" calcext:value-type="float">
            <text:p>-</text:p>
          </table:table-cell>
          <table:table-cell table:style-name="ce275" table:formula="of:=SUM([.Q9:.Q38])" office:value-type="float" office:value="0" calcext:value-type="float">
            <text:p>-</text:p>
          </table:table-cell>
          <table:table-cell table:style-name="ce275" table:formula="of:=SUM([.R9:.R38])" office:value-type="float" office:value="0" calcext:value-type="float">
            <text:p>-</text:p>
          </table:table-cell>
          <table:table-cell table:style-name="ce227"/>
          <table:table-cell table:style-name="ce309" table:formula="of:=SUM([.T9:.T38])" office:value-type="float" office:value="1400" calcext:value-type="float">
            <text:p>1,400.00 </text:p>
          </table:table-cell>
          <table:table-cell table:style-name="ce242"/>
          <table:table-cell table:style-name="ce309" table:formula="of:=SUM([.V9:.V38])" office:value-type="float" office:value="1400" calcext:value-type="float">
            <text:p>1,400.00 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3"/>
          <table:table-cell table:style-name="ce84" table:formula="of:=[$Accounts.B8]" office:value-type="string" office:string-value="Cost of Goods Sold" calcext:value-type="string">
            <text:p>Cost of Goods Sold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222" table:number-columns-repeated="5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2"/>
          <table:table-cell table:style-name="ce237"/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43:.G57])" office:value-type="float" office:value="0" calcext:value-type="float">
            <text:p>-</text:p>
          </table:table-cell>
          <table:table-cell table:style-name="ce278" table:formula="of:=SUM([.H43:.H57])" office:value-type="float" office:value="0" calcext:value-type="float">
            <text:p>-</text:p>
          </table:table-cell>
          <table:table-cell table:style-name="ce278" table:formula="of:=SUM([.I43:.I57])" office:value-type="float" office:value="0" calcext:value-type="float">
            <text:p>-</text:p>
          </table:table-cell>
          <table:table-cell table:style-name="ce278" table:formula="of:=SUM([.J43:.J57])" office:value-type="float" office:value="0" calcext:value-type="float">
            <text:p>-</text:p>
          </table:table-cell>
          <table:table-cell table:style-name="ce278" table:formula="of:=SUM([.K43:.K57])" office:value-type="float" office:value="0" calcext:value-type="float">
            <text:p>-</text:p>
          </table:table-cell>
          <table:table-cell table:style-name="ce278" table:formula="of:=SUM([.L43:.L57])" office:value-type="float" office:value="0" calcext:value-type="float">
            <text:p>-</text:p>
          </table:table-cell>
          <table:table-cell table:style-name="ce278" table:formula="of:=SUM([.M43:.M57])" office:value-type="float" office:value="0" calcext:value-type="float">
            <text:p>-</text:p>
          </table:table-cell>
          <table:table-cell table:style-name="ce278" table:formula="of:=SUM([.N43:.N57])" office:value-type="float" office:value="0" calcext:value-type="float">
            <text:p>-</text:p>
          </table:table-cell>
          <table:table-cell table:style-name="ce278" table:formula="of:=SUM([.O43:.O57])" office:value-type="float" office:value="0" calcext:value-type="float">
            <text:p>-</text:p>
          </table:table-cell>
          <table:table-cell table:style-name="ce278" table:formula="of:=SUM([.P43:.P57])" office:value-type="float" office:value="0" calcext:value-type="float">
            <text:p>-</text:p>
          </table:table-cell>
          <table:table-cell table:style-name="ce278" table:formula="of:=SUM([.Q43:.Q57])" office:value-type="float" office:value="0" calcext:value-type="float">
            <text:p>-</text:p>
          </table:table-cell>
          <table:table-cell table:style-name="ce278" table:formula="of:=SUM([.R43:.R57])" office:value-type="float" office:value="0" calcext:value-type="float">
            <text:p>-</text:p>
          </table:table-cell>
          <table:table-cell table:style-name="ce227"/>
          <table:table-cell table:style-name="ce312" table:formula="of:=SUM([.T43:.T57])" office:value-type="float" office:value="0" calcext:value-type="float">
            <text:p>-</text:p>
          </table:table-cell>
          <table:table-cell table:style-name="ce242"/>
          <table:table-cell table:style-name="ce312" table:formula="of:=SUM([.V43:.V5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1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4">
          <table:table-cell table:number-columns-repeated="2"/>
          <table:table-cell table:style-name="ce81"/>
          <table:table-cell table:style-name="ce175" office:value-type="string" calcext:value-type="string">
            <text:p>Gross Profit</text:p>
          </table:table-cell>
          <table:table-cell table:style-name="ce184"/>
          <table:table-cell table:style-name="ce196" office:value-type="string" calcext:value-type="string">
            <text:p>$</text:p>
          </table:table-cell>
          <table:table-cell table:style-name="ce219" table:formula="of:=[.G40]-[.G59]" office:value-type="float" office:value="1300" calcext:value-type="float">
            <text:p>1,300.00</text:p>
          </table:table-cell>
          <table:table-cell table:style-name="ce219" table:formula="of:=[.H40]-[.H59]" office:value-type="float" office:value="100" calcext:value-type="float">
            <text:p>100.00</text:p>
          </table:table-cell>
          <table:table-cell table:style-name="ce219" table:formula="of:=[.I40]-[.I59]" office:value-type="float" office:value="0" calcext:value-type="float">
            <text:p>-</text:p>
          </table:table-cell>
          <table:table-cell table:style-name="ce219" table:formula="of:=[.J40]-[.J59]" office:value-type="float" office:value="0" calcext:value-type="float">
            <text:p>-</text:p>
          </table:table-cell>
          <table:table-cell table:style-name="ce219" table:formula="of:=[.K40]-[.K59]" office:value-type="float" office:value="0" calcext:value-type="float">
            <text:p>-</text:p>
          </table:table-cell>
          <table:table-cell table:style-name="ce219" table:formula="of:=[.L40]-[.L59]" office:value-type="float" office:value="0" calcext:value-type="float">
            <text:p>-</text:p>
          </table:table-cell>
          <table:table-cell table:style-name="ce219" table:formula="of:=[.M40]-[.M59]" office:value-type="float" office:value="0" calcext:value-type="float">
            <text:p>-</text:p>
          </table:table-cell>
          <table:table-cell table:style-name="ce219" table:formula="of:=[.N40]-[.N59]" office:value-type="float" office:value="0" calcext:value-type="float">
            <text:p>-</text:p>
          </table:table-cell>
          <table:table-cell table:style-name="ce219" table:formula="of:=[.O40]-[.O59]" office:value-type="float" office:value="0" calcext:value-type="float">
            <text:p>-</text:p>
          </table:table-cell>
          <table:table-cell table:style-name="ce219" table:formula="of:=[.P40]-[.P59]" office:value-type="float" office:value="0" calcext:value-type="float">
            <text:p>-</text:p>
          </table:table-cell>
          <table:table-cell table:style-name="ce219" table:formula="of:=[.Q40]-[.Q59]" office:value-type="float" office:value="0" calcext:value-type="float">
            <text:p>-</text:p>
          </table:table-cell>
          <table:table-cell table:style-name="ce219" table:formula="of:=[.R40]-[.R59]" office:value-type="float" office:value="0" calcext:value-type="float">
            <text:p>-</text:p>
          </table:table-cell>
          <table:table-cell table:style-name="ce255"/>
          <table:table-cell table:style-name="ce219" table:formula="of:=[.T40]-[.T59]" office:value-type="float" office:value="1400" calcext:value-type="float">
            <text:p>1,400.00</text:p>
          </table:table-cell>
          <table:table-cell table:style-name="ce237"/>
          <table:table-cell table:style-name="ce219" table:formula="of:=[.V40]-[.V59]" office:value-type="float" office:value="1400" calcext:value-type="float">
            <text:p>1,400.00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 office:value-type="string" calcext:value-type="string">
            <text:p>Expense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Mil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Miles;MONTH(MilesDate)=[.G$6])*PerMileRate" office:value-type="float" office:value="655" calcext:value-type="float">
            <text:p>655.00</text:p>
          </table:table-cell>
          <table:table-cell table:style-name="ce278" table:formula="of:=SUMPRODUCT(Miles;MONTH(MilesDate)=[.H$6])*PerMileRate" office:value-type="float" office:value="0" calcext:value-type="float">
            <text:p>-</text:p>
          </table:table-cell>
          <table:table-cell table:style-name="ce278" table:formula="of:=SUMPRODUCT(Miles;MONTH(MilesDate)=[.I$6])*PerMileRate" office:value-type="float" office:value="0" calcext:value-type="float">
            <text:p>-</text:p>
          </table:table-cell>
          <table:table-cell table:style-name="ce278" table:formula="of:=SUMPRODUCT(Miles;MONTH(MilesDate)=[.J$6])*PerMileRate" office:value-type="float" office:value="0" calcext:value-type="float">
            <text:p>-</text:p>
          </table:table-cell>
          <table:table-cell table:style-name="ce278" table:formula="of:=SUMPRODUCT(Miles;MONTH(MilesDate)=[.K$6])*PerMileRate" office:value-type="float" office:value="0" calcext:value-type="float">
            <text:p>-</text:p>
          </table:table-cell>
          <table:table-cell table:style-name="ce278" table:formula="of:=SUMPRODUCT(Miles;MONTH(MilesDate)=[.L$6])*PerMileRate" office:value-type="float" office:value="0" calcext:value-type="float">
            <text:p>-</text:p>
          </table:table-cell>
          <table:table-cell table:style-name="ce278" table:formula="of:=SUMPRODUCT(Miles;MONTH(MilesDate)=[.M$6])*PerMileRate" office:value-type="float" office:value="0" calcext:value-type="float">
            <text:p>-</text:p>
          </table:table-cell>
          <table:table-cell table:style-name="ce278" table:formula="of:=SUMPRODUCT(Miles;MONTH(MilesDate)=[.N$6])*PerMileRate" office:value-type="float" office:value="0" calcext:value-type="float">
            <text:p>-</text:p>
          </table:table-cell>
          <table:table-cell table:style-name="ce278" table:formula="of:=SUMPRODUCT(Miles;MONTH(MilesDate)=[.O$6])*PerMileRate" office:value-type="float" office:value="0" calcext:value-type="float">
            <text:p>-</text:p>
          </table:table-cell>
          <table:table-cell table:style-name="ce278" table:formula="of:=SUMPRODUCT(Miles;MONTH(MilesDate)=[.P$6])*PerMileRate" office:value-type="float" office:value="0" calcext:value-type="float">
            <text:p>-</text:p>
          </table:table-cell>
          <table:table-cell table:style-name="ce278" table:formula="of:=SUMPRODUCT(Miles;MONTH(MilesDate)=[.Q$6])*PerMileRate" office:value-type="float" office:value="0" calcext:value-type="float">
            <text:p>-</text:p>
          </table:table-cell>
          <table:table-cell table:style-name="ce278" table:formula="of:=SUMPRODUCT(Miles;MONTH(MilesDate)=[.R$6])*PerMileRate" office:value-type="float" office:value="0" calcext:value-type="float">
            <text:p>-</text:p>
          </table:table-cell>
          <table:table-cell table:style-name="ce227"/>
          <table:table-cell table:style-name="ce297"/>
          <table:table-cell table:style-name="ce242"/>
          <table:table-cell table:style-name="ce312" table:formula="of:=SUM([.G65:.R65])" office:value-type="float" office:value="655" calcext:value-type="float">
            <text:p>6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Depreciation Expense</text:p>
          </table:table-cell>
          <table:table-cell table:style-name="ce144" office:value-type="string" calcext:value-type="string">
            <text:p>$</text:p>
          </table:table-cell>
          <table:table-cell table:style-name="ce207" table:number-columns-repeated="12"/>
          <table:table-cell table:style-name="ce227"/>
          <table:table-cell table:style-name="ce312" table:formula="of:=SUM(AssetDepExpense)" office:value-type="float" office:value="14500" calcext:value-type="float">
            <text:p>14,500.00 </text:p>
          </table:table-cell>
          <table:table-cell table:style-name="ce242"/>
          <table:table-cell table:style-name="ce312" table:formula="of:=SUM(AssetDepExpense)" office:value-type="float" office:value="14500" calcext:value-type="float">
            <text:p>14,500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7];MONTH(TransactionPayDate)=[.G$6];TransactionAmount)" office:value-type="float" office:value="500" calcext:value-type="float">
            <text:p>500.00</text:p>
          </table:table-cell>
          <table:table-cell table:style-name="ce278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7:.R67])" office:value-type="float" office:value="500" calcext:value-type="float">
            <text:p>500.00 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8:.R68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9:.R69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0:.R70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1:.R71])" office:value-type="float" office:value="0" calcext:value-type="float">
            <text:p>-</text:p>
          </table:table-cell>
          <table:table-cell table:style-name="ce242"/>
          <table:table-cell table:style-name="ce312" table:formula="of:=SUM([.G71:.R71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2:.R72])" office:value-type="float" office:value="0" calcext:value-type="float">
            <text:p>-</text:p>
          </table:table-cell>
          <table:table-cell table:style-name="ce242"/>
          <table:table-cell table:style-name="ce312" table:formula="of:=SUM([.G72:.R72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3:.R73])" office:value-type="float" office:value="0" calcext:value-type="float">
            <text:p>-</text:p>
          </table:table-cell>
          <table:table-cell table:style-name="ce242"/>
          <table:table-cell table:style-name="ce312" table:formula="of:=SUM([.G73:.R73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4:.R74])" office:value-type="float" office:value="0" calcext:value-type="float">
            <text:p>-</text:p>
          </table:table-cell>
          <table:table-cell table:style-name="ce242"/>
          <table:table-cell table:style-name="ce312" table:formula="of:=SUM([.G74:.R74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5:.R75])" office:value-type="float" office:value="0" calcext:value-type="float">
            <text:p>-</text:p>
          </table:table-cell>
          <table:table-cell table:style-name="ce242"/>
          <table:table-cell table:style-name="ce312" table:formula="of:=SUM([.G75:.R7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6:.R76])" office:value-type="float" office:value="0" calcext:value-type="float">
            <text:p>-</text:p>
          </table:table-cell>
          <table:table-cell table:style-name="ce242"/>
          <table:table-cell table:style-name="ce312" table:formula="of:=SUM([.G76:.R76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7:.R77])" office:value-type="float" office:value="0" calcext:value-type="float">
            <text:p>-</text:p>
          </table:table-cell>
          <table:table-cell table:style-name="ce242"/>
          <table:table-cell table:style-name="ce312" table:formula="of:=SUM([.G77:.R7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Parking Fees Expense" calcext:value-type="string">
            <text:p>Parking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8:.R78])" office:value-type="float" office:value="0" calcext:value-type="float">
            <text:p>-</text:p>
          </table:table-cell>
          <table:table-cell table:style-name="ce242"/>
          <table:table-cell table:style-name="ce312" table:formula="of:=SUM([.G78:.R78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Toll Fees Expense" calcext:value-type="string">
            <text:p>Toll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9:.R79])" office:value-type="float" office:value="0" calcext:value-type="float">
            <text:p>-</text:p>
          </table:table-cell>
          <table:table-cell table:style-name="ce242"/>
          <table:table-cell table:style-name="ce312" table:formula="of:=SUM([.G79:.R79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0:.R80])" office:value-type="float" office:value="0" calcext:value-type="float">
            <text:p>-</text:p>
          </table:table-cell>
          <table:table-cell table:style-name="ce242"/>
          <table:table-cell table:style-name="ce312" table:formula="of:=SUM([.G80:.R8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1:.R81])" office:value-type="float" office:value="0" calcext:value-type="float">
            <text:p>-</text:p>
          </table:table-cell>
          <table:table-cell table:style-name="ce242"/>
          <table:table-cell table:style-name="ce312" table:formula="of:=SUM([.G81:.R8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2:.R82])" office:value-type="float" office:value="0" calcext:value-type="float">
            <text:p>-</text:p>
          </table:table-cell>
          <table:table-cell table:style-name="ce242"/>
          <table:table-cell table:style-name="ce312" table:formula="of:=SUM([.G82:.R8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3:.R83])" office:value-type="float" office:value="0" calcext:value-type="float">
            <text:p>-</text:p>
          </table:table-cell>
          <table:table-cell table:style-name="ce242"/>
          <table:table-cell table:style-name="ce312" table:formula="of:=SUM([.G83:.R8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4:.R84])" office:value-type="float" office:value="0" calcext:value-type="float">
            <text:p>-</text:p>
          </table:table-cell>
          <table:table-cell table:style-name="ce242"/>
          <table:table-cell table:style-name="ce312" table:formula="of:=SUM([.G84:.R8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5:.R85])" office:value-type="float" office:value="0" calcext:value-type="float">
            <text:p>-</text:p>
          </table:table-cell>
          <table:table-cell table:style-name="ce242"/>
          <table:table-cell table:style-name="ce312" table:formula="of:=SUM([.G85:.R8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6:.R86])" office:value-type="float" office:value="0" calcext:value-type="float">
            <text:p>-</text:p>
          </table:table-cell>
          <table:table-cell table:style-name="ce242"/>
          <table:table-cell table:style-name="ce312" table:formula="of:=SUM([.G86:.R8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7:.R87])" office:value-type="float" office:value="0" calcext:value-type="float">
            <text:p>-</text:p>
          </table:table-cell>
          <table:table-cell table:style-name="ce242"/>
          <table:table-cell table:style-name="ce312" table:formula="of:=SUM([.G87:.R8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8:.R88])" office:value-type="float" office:value="0" calcext:value-type="float">
            <text:p>-</text:p>
          </table:table-cell>
          <table:table-cell table:style-name="ce242"/>
          <table:table-cell table:style-name="ce312" table:formula="of:=SUM([.G88:.R8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9:.R89])" office:value-type="float" office:value="0" calcext:value-type="float">
            <text:p>-</text:p>
          </table:table-cell>
          <table:table-cell table:style-name="ce242"/>
          <table:table-cell table:style-name="ce312" table:formula="of:=SUM([.G89:.R8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0:.R90])" office:value-type="float" office:value="0" calcext:value-type="float">
            <text:p>-</text:p>
          </table:table-cell>
          <table:table-cell table:style-name="ce242"/>
          <table:table-cell table:style-name="ce312" table:formula="of:=SUM([.G90:.R9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1:.R91])" office:value-type="float" office:value="0" calcext:value-type="float">
            <text:p>-</text:p>
          </table:table-cell>
          <table:table-cell table:style-name="ce242"/>
          <table:table-cell table:style-name="ce312" table:formula="of:=SUM([.G91:.R9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2:.R92])" office:value-type="float" office:value="0" calcext:value-type="float">
            <text:p>-</text:p>
          </table:table-cell>
          <table:table-cell table:style-name="ce242"/>
          <table:table-cell table:style-name="ce312" table:formula="of:=SUM([.G92:.R9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3:.R93])" office:value-type="float" office:value="0" calcext:value-type="float">
            <text:p>-</text:p>
          </table:table-cell>
          <table:table-cell table:style-name="ce242"/>
          <table:table-cell table:style-name="ce312" table:formula="of:=SUM([.G93:.R9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4:.R94])" office:value-type="float" office:value="0" calcext:value-type="float">
            <text:p>-</text:p>
          </table:table-cell>
          <table:table-cell table:style-name="ce242"/>
          <table:table-cell table:style-name="ce312" table:formula="of:=SUM([.G94:.R9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5:.R95])" office:value-type="float" office:value="0" calcext:value-type="float">
            <text:p>-</text:p>
          </table:table-cell>
          <table:table-cell table:style-name="ce242"/>
          <table:table-cell table:style-name="ce312" table:formula="of:=SUM([.G95:.R9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6:.R96])" office:value-type="float" office:value="0" calcext:value-type="float">
            <text:p>-</text:p>
          </table:table-cell>
          <table:table-cell table:style-name="ce242"/>
          <table:table-cell table:style-name="ce312" table:formula="of:=SUM([.G96:.R9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7:.R97])" office:value-type="float" office:value="0" calcext:value-type="float">
            <text:p>-</text:p>
          </table:table-cell>
          <table:table-cell table:style-name="ce242"/>
          <table:table-cell table:style-name="ce312" table:formula="of:=SUM([.G97:.R9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8:.R98])" office:value-type="float" office:value="0" calcext:value-type="float">
            <text:p>-</text:p>
          </table:table-cell>
          <table:table-cell table:style-name="ce242"/>
          <table:table-cell table:style-name="ce312" table:formula="of:=SUM([.G98:.R9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9:.R99])" office:value-type="float" office:value="0" calcext:value-type="float">
            <text:p>-</text:p>
          </table:table-cell>
          <table:table-cell table:style-name="ce242"/>
          <table:table-cell table:style-name="ce312" table:formula="of:=SUM([.G99:.R9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0:.R100])" office:value-type="float" office:value="0" calcext:value-type="float">
            <text:p>-</text:p>
          </table:table-cell>
          <table:table-cell table:style-name="ce242"/>
          <table:table-cell table:style-name="ce312" table:formula="of:=SUM([.G100:.R10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1:.R101])" office:value-type="float" office:value="0" calcext:value-type="float">
            <text:p>-</text:p>
          </table:table-cell>
          <table:table-cell table:style-name="ce242"/>
          <table:table-cell table:style-name="ce312" table:formula="of:=SUM([.G101:.R10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2:.R102])" office:value-type="float" office:value="0" calcext:value-type="float">
            <text:p>-</text:p>
          </table:table-cell>
          <table:table-cell table:style-name="ce242"/>
          <table:table-cell table:style-name="ce312" table:formula="of:=SUM([.G102:.R10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3:.R103])" office:value-type="float" office:value="0" calcext:value-type="float">
            <text:p>-</text:p>
          </table:table-cell>
          <table:table-cell table:style-name="ce242"/>
          <table:table-cell table:style-name="ce312" table:formula="of:=SUM([.G103:.R10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4:.R104])" office:value-type="float" office:value="0" calcext:value-type="float">
            <text:p>-</text:p>
          </table:table-cell>
          <table:table-cell table:style-name="ce242"/>
          <table:table-cell table:style-name="ce312" table:formula="of:=SUM([.G104:.R10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5:.R105])" office:value-type="float" office:value="0" calcext:value-type="float">
            <text:p>-</text:p>
          </table:table-cell>
          <table:table-cell table:style-name="ce242"/>
          <table:table-cell table:style-name="ce312" table:formula="of:=SUM([.G105:.R10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4"/>
          <table:table-cell table:style-name="ce199" table:number-columns-repeated="12"/>
          <table:table-cell table:style-name="ce228"/>
          <table:table-cell table:style-name="ce235"/>
          <table:table-cell table:style-name="ce237"/>
          <table:table-cell table:style-name="ce235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03" office:value-type="string" calcext:value-type="string">
            <text:p>Tota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65:.G105])" office:value-type="float" office:value="1155" calcext:value-type="float">
            <text:p>1,155.00</text:p>
          </table:table-cell>
          <table:table-cell table:style-name="ce278" table:formula="of:=SUM([.H65:.H105])" office:value-type="float" office:value="0" calcext:value-type="float">
            <text:p>-</text:p>
          </table:table-cell>
          <table:table-cell table:style-name="ce278" table:formula="of:=SUM([.I65:.I105])" office:value-type="float" office:value="0" calcext:value-type="float">
            <text:p>-</text:p>
          </table:table-cell>
          <table:table-cell table:style-name="ce278" table:formula="of:=SUM([.J65:.J105])" office:value-type="float" office:value="0" calcext:value-type="float">
            <text:p>-</text:p>
          </table:table-cell>
          <table:table-cell table:style-name="ce278" table:formula="of:=SUM([.K65:.K105])" office:value-type="float" office:value="0" calcext:value-type="float">
            <text:p>-</text:p>
          </table:table-cell>
          <table:table-cell table:style-name="ce278" table:formula="of:=SUM([.L65:.L105])" office:value-type="float" office:value="0" calcext:value-type="float">
            <text:p>-</text:p>
          </table:table-cell>
          <table:table-cell table:style-name="ce278" table:formula="of:=SUM([.M65:.M105])" office:value-type="float" office:value="0" calcext:value-type="float">
            <text:p>-</text:p>
          </table:table-cell>
          <table:table-cell table:style-name="ce278" table:formula="of:=SUM([.N65:.N105])" office:value-type="float" office:value="0" calcext:value-type="float">
            <text:p>-</text:p>
          </table:table-cell>
          <table:table-cell table:style-name="ce278" table:formula="of:=SUM([.O65:.O105])" office:value-type="float" office:value="0" calcext:value-type="float">
            <text:p>-</text:p>
          </table:table-cell>
          <table:table-cell table:style-name="ce278" table:formula="of:=SUM([.P65:.P105])" office:value-type="float" office:value="0" calcext:value-type="float">
            <text:p>-</text:p>
          </table:table-cell>
          <table:table-cell table:style-name="ce278" table:formula="of:=SUM([.Q65:.Q105])" office:value-type="float" office:value="0" calcext:value-type="float">
            <text:p>-</text:p>
          </table:table-cell>
          <table:table-cell table:style-name="ce278" table:formula="of:=SUM([.R65:.R105])" office:value-type="float" office:value="0" calcext:value-type="float">
            <text:p>-</text:p>
          </table:table-cell>
          <table:table-cell table:style-name="ce227"/>
          <table:table-cell table:style-name="ce312" table:formula="of:=SUM([.T65:.T105])" office:value-type="float" office:value="15000" calcext:value-type="float">
            <text:p>15,000.00 </text:p>
          </table:table-cell>
          <table:table-cell table:style-name="ce242"/>
          <table:table-cell table:style-name="ce312" table:formula="of:=SUM([.V65:.V105])" office:value-type="float" office:value="15155" calcext:value-type="float">
            <text:p>15,1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7"/>
          <table:table-cell table:style-name="ce185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5"/>
          <table:table-cell table:style-name="ce186"/>
          <table:table-cell table:style-name="ce144"/>
          <table:table-cell table:style-name="ce218" table:number-columns-repeated="12"/>
          <table:table-cell table:style-name="ce227"/>
          <table:table-cell table:style-name="ce237" table:number-columns-repeated="3"/>
          <table:table-cell table:number-columns-repeated="16362"/>
        </table:table-row>
        <table:table-row table:style-name="ro8">
          <table:table-cell table:style-name="ce75" table:number-columns-repeated="2"/>
          <table:table-cell table:style-name="ce83"/>
          <table:table-cell table:style-name="ce175" office:value-type="string" calcext:value-type="string">
            <text:p>Total Profit (Loss)</text:p>
          </table:table-cell>
          <table:table-cell table:style-name="ce187"/>
          <table:table-cell table:style-name="ce198" office:value-type="string" calcext:value-type="string">
            <text:p>$</text:p>
          </table:table-cell>
          <table:table-cell table:style-name="ce219" table:formula="of:=[.G40]-[.G107]" office:value-type="float" office:value="145" calcext:value-type="float">
            <text:p>145.00</text:p>
          </table:table-cell>
          <table:table-cell table:style-name="ce219" table:formula="of:=[.H40]-[.H107]" office:value-type="float" office:value="100" calcext:value-type="float">
            <text:p>100.00</text:p>
          </table:table-cell>
          <table:table-cell table:style-name="ce219" table:formula="of:=[.I40]-[.I107]" office:value-type="float" office:value="0" calcext:value-type="float">
            <text:p>-</text:p>
          </table:table-cell>
          <table:table-cell table:style-name="ce219" table:formula="of:=[.J40]-[.J107]" office:value-type="float" office:value="0" calcext:value-type="float">
            <text:p>-</text:p>
          </table:table-cell>
          <table:table-cell table:style-name="ce219" table:formula="of:=[.K40]-[.K107]" office:value-type="float" office:value="0" calcext:value-type="float">
            <text:p>-</text:p>
          </table:table-cell>
          <table:table-cell table:style-name="ce219" table:formula="of:=[.L40]-[.L107]" office:value-type="float" office:value="0" calcext:value-type="float">
            <text:p>-</text:p>
          </table:table-cell>
          <table:table-cell table:style-name="ce219" table:formula="of:=[.M40]-[.M107]" office:value-type="float" office:value="0" calcext:value-type="float">
            <text:p>-</text:p>
          </table:table-cell>
          <table:table-cell table:style-name="ce219" table:formula="of:=[.N40]-[.N107]" office:value-type="float" office:value="0" calcext:value-type="float">
            <text:p>-</text:p>
          </table:table-cell>
          <table:table-cell table:style-name="ce219" table:formula="of:=[.O40]-[.O107]" office:value-type="float" office:value="0" calcext:value-type="float">
            <text:p>-</text:p>
          </table:table-cell>
          <table:table-cell table:style-name="ce219" table:formula="of:=[.P40]-[.P107]" office:value-type="float" office:value="0" calcext:value-type="float">
            <text:p>-</text:p>
          </table:table-cell>
          <table:table-cell table:style-name="ce219" table:formula="of:=[.Q40]-[.Q107]" office:value-type="float" office:value="0" calcext:value-type="float">
            <text:p>-</text:p>
          </table:table-cell>
          <table:table-cell table:style-name="ce219" table:formula="of:=[.R40]-[.R107]" office:value-type="float" office:value="0" calcext:value-type="float">
            <text:p>-</text:p>
          </table:table-cell>
          <table:table-cell table:style-name="ce83"/>
          <table:table-cell table:style-name="ce219" table:formula="of:=[.T62]-[.T107]" office:value-type="float" office:value="-13600" calcext:value-type="float">
            <text:p>(13,600.00)</text:p>
          </table:table-cell>
          <table:table-cell table:style-name="ce244"/>
          <table:table-cell table:style-name="ce219" table:formula="of:=[.V62]-[.V107]" office:value-type="float" office:value="-13755" calcext:value-type="float">
            <text:p>(13,755.00)</text:p>
          </table:table-cell>
          <table:table-cell table:style-name="ce75" table:number-columns-repeated="1001"/>
          <table:table-cell table:number-columns-repeated="15361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8"/>
          <table:table-cell table:style-name="ce81" table:number-columns-repeated="17"/>
          <table:table-cell table:number-columns-repeated="16362"/>
        </table:table-row>
        <table:table-row table:style-name="ro9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8" office:value-type="string" calcext:value-type="string">
            <text:p>BOOK</text:p>
          </table:table-cell>
          <table:table-cell table:style-name="ce140"/>
          <table:table-cell table:style-name="ce219" table:formula="of:=[.T110]" office:value-type="float" office:value="-13600" calcext:value-type="float">
            <text:p>(13,600.00)</text:p>
          </table:table-cell>
          <table:table-cell table:number-columns-repeated="16362"/>
        </table:table-row>
        <table:table-row table:style-name="ro10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9" office:value-type="string" calcext:value-type="string">
            <text:p>BANK</text:p>
          </table:table-cell>
          <table:table-cell/>
          <table:table-cell table:style-name="ce219" table:formula="of:=SUM(BankAmount)" office:value-type="float" office:value="1500" calcext:value-type="float">
            <text:p>1,500.00</text:p>
          </table:table-cell>
          <table:table-cell table:number-columns-repeated="16362"/>
        </table:table-row>
        <table:table-row table:style-name="ro2" table:number-rows-repeated="2">
          <table:table-cell table:number-columns-repeated="2"/>
          <table:table-cell table:style-name="ce81" table:number-columns-repeated="2"/>
          <table:table-cell table:number-columns-repeated="16380"/>
        </table:table-row>
        <table:table-row table:style-name="ro2" table:visibility="collapse">
          <table:table-cell table:style-name="ce210" table:number-columns-repeated="2"/>
          <table:table-cell table:style-name="ce255" table:number-columns-repeated="2"/>
          <table:table-cell table:style-name="ce188"/>
          <table:table-cell table:style-name="ce210" table:number-columns-repeated="18"/>
          <table:table-cell table:number-columns-repeated="16361"/>
        </table:table-row>
        <table:table-row table:style-name="ro2" table:visibility="collapse" table:number-rows-repeated="2">
          <table:table-cell table:style-name="ce210" table:number-columns-repeated="4"/>
          <table:table-cell table:style-name="ce188"/>
          <table:table-cell table:style-name="ce210" table:number-columns-repeated="18"/>
          <table:table-cell table:number-columns-repeated="16361"/>
        </table:table-row>
        <table:table-row table:style-name="ro2" table:visibility="collapse" table:number-rows-repeated="1048457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Profit &amp; Loss'.T110:'Profit &amp; Loss'.T110 'Profit &amp; Loss'.G110:'Profit &amp; Loss'.R110 'Profit &amp; Loss'.V110:'Profit &amp; Loss'.V110 'Profit &amp; Loss'.G62:'Profit &amp; Loss'.R62 'Profit &amp; Loss'.T62:'Profit &amp; Loss'.T62 'Profit &amp; Loss'.V62:'Profit &amp; Loss'.V62 'Profit &amp; Loss'.V112:'Profit &amp; Loss'.V113">
            <calcext:condition calcext:apply-style-name="blue" calcext:value="&gt;=0" calcext:base-cell-address="'Profit &amp; Loss'.G62"/>
            <calcext:condition calcext:apply-style-name="Bad" calcext:value="&lt;0" calcext:base-cell-address="'Profit &amp; Loss'.G62"/>
          </calcext:conditional-format>
        </calcext:conditional-formats>
      </table:table>
      <table:table table:name="Retained Earnings" table:style-name="ta1">
        <table:shapes>
          <draw:caption draw:z-index="0" draw:name="Callout 1" draw:style-name="gr2" draw:text-style-name="P3" svg:width="1.0602in" svg:height="0.8984in" svg:x="3.8835in" svg:y="0.1791in" draw:caption-point-x="-0.9173in" draw:caption-point-y="1.3224in">
            <text:p text:style-name="P1"><text:span text:style-name="T1">Manually Changed from last year ending</text:span></text:p>
          </draw:caption>
        </table:shapes>
        <table:table-column table:style-name="co44" table:default-cell-style-name="ce9"/>
        <table:table-column table:style-name="co21" table:default-cell-style-name="ce9"/>
        <table:table-column table:style-name="co45" table:default-cell-style-name="ce9"/>
        <table:table-column table:style-name="co46" table:default-cell-style-name="ce9"/>
        <table:table-column table:style-name="co47" table:default-cell-style-name="ce9"/>
        <table:table-column table:style-name="co7" table:visibility="collapse" table:number-columns-repeated="1018" table:default-cell-style-name="ce9"/>
        <table:table-column table:style-name="co48" table:visibility="collapse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/>
          <table:table-cell table:style-name="ce54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 table:number-columns-repeated="5"/>
          <table:table-cell table:number-columns-repeated="16379"/>
        </table:table-row>
        <table:table-row table:style-name="ro5">
          <table:table-cell table:style-name="ce51"/>
          <table:table-cell table:style-name="ce58" office:value-type="string" calcext:value-type="string">
            <text:p>Retained Earnings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4"/>
          <table:table-cell table:style-name="ce51" table:number-columns-repeated="4"/>
          <table:table-cell table:number-columns-repeated="16379"/>
        </table:table-row>
        <table:table-row table:style-name="ro2">
          <table:table-cell table:style-name="ce291" table:number-columns-repeated="5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Beginning RE</text:p>
          </table:table-cell>
          <table:table-cell table:style-name="ce316"/>
          <table:table-cell table:style-name="ce31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/>
          <table:table-cell table:style-name="ce316" office:value-type="string" calcext:value-type="string">
            <text:p>Net Income</text:p>
          </table:table-cell>
          <table:table-cell table:style-name="ce320" table:formula="of:=[$'Profit &amp; Loss'.V112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7"/>
          <table:table-cell table:style-name="ce317" office:value-type="string" calcext:value-type="string">
            <text:p>Dividend</text:p>
          </table:table-cell>
          <table:table-cell table:style-name="ce322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Ending RE</text:p>
          </table:table-cell>
          <table:table-cell table:style-name="ce316"/>
          <table:table-cell table:style-name="ce320" table:formula="of:=[.D8]+[.D9]-[.D10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6379"/>
        </table:table-row>
        <table:table-row table:style-name="ro2" table:number-rows-repeated="5">
          <table:table-cell table:style-name="ce291" table:number-columns-repeated="5"/>
          <table:table-cell table:number-columns-repeated="16379"/>
        </table:table-row>
        <table:table-row table:style-name="ro2" table:number-rows-repeated="3">
          <table:table-cell table:style-name="ce51" table:number-columns-repeated="5"/>
          <table:table-cell table:number-columns-repeated="16379"/>
        </table:table-row>
        <table:table-row table:style-name="ro2" table:visibility="collapse" table:number-rows-repeated="1048556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table table:name="Balance Sheet" table:style-name="ta1">
        <office:forms form:automatic-focus="false" form:apply-design-mode="false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53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1" table:visibility="collapse" table:number-columns-repeated="9" table:default-cell-style-name="ce9"/>
        <table:table-column table:style-name="co7" table:visibility="collapse" table:number-columns-repeated="1007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6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6367"/>
        </table:table-row>
        <table:table-row table:style-name="ro2">
          <table:table-cell table:style-name="ce51"/>
          <table:table-cell table:style-name="ce5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1"/>
          <table:table-cell table:style-name="ce54"/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5">
          <table:table-cell table:style-name="ce51"/>
          <table:table-cell table:style-name="ce58" office:value-type="string" calcext:value-type="string">
            <text:p>Balance Sheet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4"/>
          <table:table-cell table:style-name="ce332" table:formula="of:=NOW()" office:value-type="date" office:date-value="2023-02-05T09:39:33.22" calcext:value-type="date" table:number-columns-spanned="3" table:number-rows-spanned="1">
            <text:p>02/05/23 09:39 AM</text:p>
          </table:table-cell>
          <table:covered-table-cell table:number-columns-repeated="2" table:style-name="ce51"/>
          <table:table-cell table:style-name="ce51" table:number-columns-repeated="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11">
          <table:table-cell/>
          <table:table-cell office:value-type="string" calcext:value-type="string">
            <text:p>Assets</text:p>
          </table:table-cell>
          <table:table-cell/>
          <table:table-cell table:style-name="ce100" office:value-type="string" calcext:value-type="string">
            <text:p>Cost</text:p>
          </table:table-cell>
          <table:table-cell table:style-name="ce324" office:value-type="string" calcext:value-type="string">
            <text:p>Accumulated Depreciation</text:p>
          </table:table-cell>
          <table:table-cell table:style-name="ce324" office:value-type="string" calcext:value-type="string">
            <text:p>Depreciation Expense</text:p>
          </table:table-cell>
          <table:table-cell table:style-name="ce100" office:value-type="string" calcext:value-type="string">
            <text:p>Asset Basis</text:p>
          </table:table-cell>
          <table:table-cell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calcext:value-type="string">
            <text:p>Cash</text:p>
          </table:table-cell>
          <table:table-cell table:style-name="ce319" table:number-columns-repeated="3"/>
          <table:table-cell table:style-name="ce357"/>
          <table:table-cell/>
          <table:table-cell table:style-name="ce107"/>
          <table:table-cell table:style-name="ce110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3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275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275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357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Truck1" calcext:value-type="string">
            <text:p>Truck1</text:p>
          </table:table-cell>
          <table:table-cell table:style-name="ce346" office:value-type="float" office:value="50000" calcext:value-type="float">
            <text:p>50,000.00</text:p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10000" calcext:value-type="float">
            <text:p>10,000.00</text:p>
          </table:table-cell>
          <table:table-cell table:style-name="ce357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Equipment1" calcext:value-type="string">
            <text:p>Equipment1</text:p>
          </table:table-cell>
          <table:table-cell table:style-name="ce346" office:value-type="float" office:value="2500" calcext:value-type="float">
            <text:p>2,500.00</text:p>
          </table:table-cell>
          <table:table-cell table:style-name="ce275" office:value-type="float" office:value="1000" calcext:value-type="float">
            <text:p>1,000.00</text:p>
          </table:table-cell>
          <table:table-cell table:style-name="ce275" office:value-type="float" office:value="500" calcext:value-type="float">
            <text:p>500.00</text:p>
          </table:table-cell>
          <table:table-cell table:style-name="ce357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4">
          <table:table-cell table:style-name="ce27" table:number-columns-repeated="3"/>
          <table:table-cell table:style-name="ce321" table:number-columns-repeated="2"/>
          <table:table-cell table:style-name="ce328" office:value-type="string" calcext:value-type="string">
            <text:p>Total Assets</text:p>
          </table:table-cell>
          <table:table-cell table:style-name="ce330" table:formula="of:=SUM([.G8:.G10])" office:value-type="float" office:value="48000" calcext:value-type="float">
            <text:p>48,000.00</text:p>
          </table:table-cell>
          <table:table-cell table:style-name="ce27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2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>
          <table:table-cell/>
          <table:table-cell table:style-name="ce27" office:value-type="string" calcext:value-type="string">
            <text:p>*** Liabilities do not include interest, it only tracks the payments ***</text:p>
          </table:table-cell>
          <table:table-cell table:number-columns-repeated="2"/>
          <table:table-cell table:style-name="ce102" table:number-columns-repeated="3"/>
          <table:table-cell table:number-columns-repeated="16377"/>
        </table:table-row>
        <table:table-row table:style-name="ro12">
          <table:table-cell/>
          <table:table-cell office:value-type="string" calcext:value-type="string">
            <text:p>Liability</text:p>
          </table:table-cell>
          <table:table-cell/>
          <table:table-cell office:value-type="string" calcext:value-type="string">
            <text:p>Note Amount</text:p>
          </table:table-cell>
          <table:table-cell table:style-name="ce344"/>
          <table:table-cell table:style-name="ce344" office:value-type="string" calcext:value-type="string">
            <text:p>Period Payments</text:p>
          </table:table-cell>
          <table:table-cell table:style-name="ce102" office:value-type="string" calcext:value-type="string">
            <text:p>Princip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278" office:value-type="float" office:value="20000" calcext:value-type="float">
            <text:p>20,000.00</text:p>
          </table:table-cell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59];TransactionAmount)" office:value-type="float" office:value="500" calcext:value-type="float">
            <text:p>500.00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0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1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style-name="ce27" table:number-columns-repeated="2"/>
          <table:table-cell table:style-name="Default"/>
          <table:table-cell table:style-name="ce27"/>
          <table:table-cell table:style-name="ce326"/>
          <table:table-cell table:style-name="ce329" office:value-type="string" calcext:value-type="string">
            <text:p>Total Liabilities</text:p>
          </table:table-cell>
          <table:table-cell table:style-name="ce326" table:formula="of:=SUM([.G59:.G61])" office:value-type="float" office:value="0" calcext:value-type="float">
            <text:p>-</text:p>
          </table:table-cell>
          <table:table-cell table:style-name="ce27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apital</text:p>
          </table:table-cell>
          <table:table-cell/>
          <table:table-cell table:style-name="ce121"/>
          <table:table-cell table:style-name="ce353"/>
          <table:table-cell table:style-name="ce102" office:value-type="string" calcext:value-type="string">
            <text:p>Current</text:p>
          </table:table-cell>
          <table:table-cell table:style-name="ce102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349" table:number-matrix-columns-spanned="1" table:number-matrix-rows-spanned="7" table:formula="of:=IF(MembersContributions&gt;0;MembersContributions;&quot;-&quot;)" office:value-type="percentage" office:value="33000" calcext:value-type="percentage">
            <text:p>3300000.00%</text:p>
          </table:table-cell>
          <table:table-cell table:style-name="ce278"/>
          <table:table-cell table:style-name="ce278" table:formula="of:=IFERROR([$'Profit &amp; Loss'.$V$112]*VLOOKUP([.C65];[$'Owners Equity Accounts'.B8:$'Owners Equity Accounts'.C14];2);0)" office:value-type="float" office:value="-4488" calcext:value-type="float">
            <text:p>(4,488.00)</text:p>
          </table:table-cell>
          <table:table-cell table:style-name="ce343" table:formula="of:=[.E65]+[.F65]" office:value-type="float" office:value="-4488" calcext:value-type="float">
            <text:p>(4,488.00)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2" calcext:value-type="string">
            <text:p>Member 2</text:p>
          </table:table-cell>
          <table:table-cell table:style-name="ce349" office:value-type="percentage" office:value="33000" calcext:value-type="percentage">
            <text:p>3300000.00%</text:p>
          </table:table-cell>
          <table:table-cell table:style-name="ce278"/>
          <table:table-cell table:style-name="ce278" table:formula="of:=IFERROR([$'Profit &amp; Loss'.$V$112]*VLOOKUP([.C66];[$'Owners Equity Accounts'.B9:$'Owners Equity Accounts'.C15];2);0)" office:value-type="float" office:value="-4488" calcext:value-type="float">
            <text:p>(4,488.00)</text:p>
          </table:table-cell>
          <table:table-cell table:style-name="ce343" table:formula="of:=[.E66]+[.F66]" office:value-type="float" office:value="-4488" calcext:value-type="float">
            <text:p>(4,488.00)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3" calcext:value-type="string">
            <text:p>Member 3</text:p>
          </table:table-cell>
          <table:table-cell table:style-name="ce349" office:value-type="percentage" office:value="34000" calcext:value-type="percentage">
            <text:p>3400000.00%</text:p>
          </table:table-cell>
          <table:table-cell table:style-name="ce278"/>
          <table:table-cell table:style-name="ce278" table:formula="of:=IFERROR([$'Profit &amp; Loss'.$V$112]*VLOOKUP([.C67];[$'Owners Equity Accounts'.B10:$'Owners Equity Accounts'.C16];2);0)" office:value-type="float" office:value="-4624" calcext:value-type="float">
            <text:p>(4,624.00)</text:p>
          </table:table-cell>
          <table:table-cell table:style-name="ce343" table:formula="of:=[.E67]+[.F67]" office:value-type="float" office:value="-4624" calcext:value-type="float">
            <text:p>(4,624.00)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 office:value-type="string" office:string-value="-" calcext:value-type="string">
            <text:p>-</text:p>
          </table:table-cell>
          <table:table-cell table:style-name="ce278"/>
          <table:table-cell table:style-name="ce278" table:formula="of:=IFERROR([$'Profit &amp; Loss'.$V$112]*VLOOKUP([.C68];[$'Owners Equity Accounts'.B11:$'Owners Equity Accounts'.C17];2);0)" office:value-type="float" office:value="0" calcext:value-type="float">
            <text:p>-</text:p>
          </table:table-cell>
          <table:table-cell table:style-name="ce343" table:formula="of:=[.E68]+[.F68]" office:value-type="float" office:value="0" calcext:value-type="float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 office:value-type="string" office:string-value="-" calcext:value-type="string">
            <text:p>-</text:p>
          </table:table-cell>
          <table:table-cell table:style-name="ce278"/>
          <table:table-cell table:style-name="ce278" table:formula="of:=IFERROR([$'Profit &amp; Loss'.$V$112]*VLOOKUP([.C69];[$'Owners Equity Accounts'.B12:$'Owners Equity Accounts'.C18];2);0)" office:value-type="float" office:value="0" calcext:value-type="float">
            <text:p>-</text:p>
          </table:table-cell>
          <table:table-cell table:style-name="ce343" table:formula="of:=[.E69]+[.F69]" office:value-type="float" office:value="0" calcext:value-type="float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 office:value-type="string" office:string-value="-" calcext:value-type="string">
            <text:p>-</text:p>
          </table:table-cell>
          <table:table-cell table:style-name="ce278"/>
          <table:table-cell table:style-name="ce278" table:formula="of:=IFERROR([$'Profit &amp; Loss'.$V$112]*VLOOKUP([.C70];[$'Owners Equity Accounts'.B13:$'Owners Equity Accounts'.C19];2);0)" office:value-type="float" office:value="0" calcext:value-type="float">
            <text:p>-</text:p>
          </table:table-cell>
          <table:table-cell table:style-name="ce343" table:formula="of:=[.E70]+[.F70]" office:value-type="float" office:value="0" calcext:value-type="float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 office:value-type="string" office:string-value="-" calcext:value-type="string">
            <text:p>-</text:p>
          </table:table-cell>
          <table:table-cell table:style-name="ce278"/>
          <table:table-cell table:style-name="ce278" table:formula="of:=IFERROR([$'Profit &amp; Loss'.$V$112]*VLOOKUP([.C71];[$'Owners Equity Accounts'.B14:$'Owners Equity Accounts'.C20];2);0)" office:value-type="float" office:value="0" calcext:value-type="float">
            <text:p>-</text:p>
          </table:table-cell>
          <table:table-cell table:style-name="ce343" table:formula="of:=[.E71]+[.F71]" office:value-type="float" office:value="0" calcext:value-type="float">
            <text:p>-</text:p>
          </table:table-cell>
          <table:table-cell table:number-columns-repeated="16377"/>
        </table:table-row>
        <table:table-row table:style-name="ro2">
          <table:table-cell table:style-name="ce27" table:number-columns-repeated="4"/>
          <table:table-cell table:style-name="ce326"/>
          <table:table-cell table:style-name="ce329" office:value-type="string" calcext:value-type="string">
            <text:p>Total Owners Capital</text:p>
          </table:table-cell>
          <table:table-cell table:style-name="ce326" table:formula="of:=SUM([.G65:.G71])" office:value-type="float" office:value="-13600" calcext:value-type="float">
            <text:p>(13,600.00)</text:p>
          </table:table-cell>
          <table:table-cell table:style-name="ce27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4">
          <table:table-cell table:style-name="ce27" table:number-columns-repeated="4"/>
          <table:table-cell table:style-name="ce326"/>
          <table:table-cell table:style-name="ce329" office:value-type="string" calcext:value-type="string">
            <text:p>Total Liabilities + Capital </text:p>
          </table:table-cell>
          <table:table-cell table:style-name="ce331" table:formula="of:=[.G72]+[.G62]" office:value-type="float" office:value="-13600" calcext:value-type="float">
            <text:p>(13,600.00)</text:p>
          </table:table-cell>
          <table:table-cell table:style-name="ce27" table:number-columns-repeated="1017"/>
          <table:table-cell table:number-columns-repeated="15360"/>
        </table:table-row>
        <table:table-row table:style-name="ro2">
          <table:table-cell table:number-columns-repeated="6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3">
          <table:table-cell table:style-name="ce95" table:number-columns-repeated="8"/>
          <table:table-cell table:number-columns-repeated="16376"/>
        </table:table-row>
        <table:table-row table:style-name="ro2" table:visibility="collapse" table:number-rows-repeated="1048495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office:forms form:automatic-focus="false" form:apply-design-mode="false"/>
        <table:table-column table:style-name="co57" table:default-cell-style-name="ce50"/>
        <table:table-column table:style-name="co55" table:default-cell-style-name="ce50"/>
        <table:table-column table:style-name="co58" table:default-cell-style-name="ce50"/>
        <table:table-column table:style-name="co59" table:default-cell-style-name="ce50"/>
        <table:table-column table:style-name="co1" table:default-cell-style-name="ce289"/>
        <table:table-column table:style-name="co60" table:default-cell-style-name="ce50"/>
        <table:table-column table:style-name="co61" table:default-cell-style-name="ce289"/>
        <table:table-column table:style-name="co1" table:number-columns-repeated="2" table:default-cell-style-name="ce50"/>
        <table:table-column table:style-name="co21" table:default-cell-style-name="ce50"/>
        <table:table-column table:style-name="co1" table:visibility="collapse" table:default-cell-style-name="ce50"/>
        <table:table-column table:style-name="co7" table:visibility="collapse" table:number-columns-repeated="1012" table:default-cell-style-name="ce9"/>
        <table:table-column table:style-name="co62" table:visibility="collapse" table:default-cell-style-name="ce9"/>
        <table:table-column table:style-name="co1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4"/>
          <table:table-cell table:style-name="ce54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4"/>
          <table:table-cell table:style-name="ce57" table:formula="of:=[$Accounts.B3]" office:value-type="float" office:value="2023" calcext:value-type="float">
            <text:p>2023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/>
          <table:table-cell table:style-name="ce54"/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/>
          <table:table-cell table:style-name="ce56" office:value-type="string" calcext:value-type="string">
            <text:p>Member</text:p>
          </table:table-cell>
          <table:table-cell table:style-name="ce377" office:value-type="string" calcext:value-type="string">
            <text:p>%</text:p>
          </table:table-cell>
          <table:table-cell table:style-name="ce382" office:value-type="string" calcext:value-type="string">
            <text:p>Capital Contributed</text:p>
          </table:table-cell>
          <table:table-cell table:style-name="ce56" table:number-columns-repeated="2"/>
          <table:table-cell table:style-name="ce56" office:value-type="string" calcext:value-type="string">
            <text:p>Current</text:p>
          </table:table-cell>
          <table:table-cell table:style-name="ce56"/>
          <table:table-cell table:style-name="ce56" office:value-type="string" calcext:value-type="string">
            <text:p>Owner Basis</text:p>
          </table:table-cell>
          <table:table-cell table:style-name="ce56"/>
          <table:table-cell table:style-name="ce33"/>
          <table:table-cell table:number-columns-repeated="16373"/>
        </table:table-row>
        <table:table-row table:style-name="ro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9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1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8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8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8]+[.G8];&quot;-&quot;)" office:value-type="float" office:value="28512" calcext:value-type="float">
            <text:p>28,512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2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9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9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9]+[.G9];&quot;-&quot;)" office:value-type="float" office:value="28512" calcext:value-type="float">
            <text:p>28,512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3</text:p>
          </table:table-cell>
          <table:table-cell table:style-name="ce372" office:value-type="percentage" office:value="0.34" calcext:value-type="percentage">
            <text:p>34.00%</text:p>
          </table:table-cell>
          <table:table-cell table:style-name="ce375" table:formula="of:=SUMIF([.$B$21:.$B$10007];[.$B10];[.$E$21:.$E$10007])" office:value-type="float" office:value="34000" calcext:value-type="float">
            <text:p>34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0]" office:value-type="float" office:value="-4624" calcext:value-type="float">
            <text:p>(4,624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0]+[.G10];&quot;-&quot;)" office:value-type="float" office:value="29376" calcext:value-type="float">
            <text:p>29,376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1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1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2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2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/>
          <table:table-cell table:style-name="ce370"/>
          <table:table-cell table:style-name="ce373"/>
          <table:table-cell table:style-name="ce375" table:formula="of:=SUMIF([.$B$21:.$B$10007];[.$B13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5"/>
          <table:table-cell table:style-name="ce387" table:formula="of:=[$'Profit &amp; Loss'.$V$112]*[.C13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4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4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6373"/>
        </table:table-row>
        <table:table-row table:style-name="ro2" table:number-rows-repeated="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9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9"/>
          <table:table-cell table:number-columns-repeated="16373"/>
        </table:table-row>
        <table:table-row table:style-name="ro2">
          <table:table-cell table:style-name="ce51"/>
          <table:table-cell table:style-name="ce54" office:value-type="string" calcext:value-type="string">
            <text:p>Owners Contributions</text:p>
          </table:table-cell>
          <table:table-cell table:style-name="ce54" table:number-columns-repeated="6"/>
          <table:table-cell table:style-name="ce51" table:number-columns-repeated="2"/>
          <table:table-cell table:style-name="ce9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9"/>
          <table:table-cell table:number-columns-repeated="16373"/>
        </table:table-row>
        <table:table-row table:style-name="ro2">
          <table:table-cell table:style-name="ce54"/>
          <table:table-cell table:style-name="ce54" office:value-type="string" calcext:value-type="string">
            <text:p>Member</text:p>
          </table:table-cell>
          <table:table-cell table:style-name="ce54"/>
          <table:table-cell table:style-name="ce54" office:value-type="string" calcext:value-type="string">
            <text:p>Date</text:p>
          </table:table-cell>
          <table:table-cell table:style-name="ce57" office:value-type="string" calcext:value-type="string">
            <text:p>Amount</text:p>
          </table:table-cell>
          <table:table-cell table:style-name="ce54"/>
          <table:table-cell table:style-name="ce57" office:value-type="string" calcext:value-type="string">
            <text:p>Note</text:p>
          </table:table-cell>
          <table:table-cell table:style-name="ce54"/>
          <table:table-cell table:style-name="ce51" table:number-columns-repeated="2"/>
          <table:table-cell table:style-name="ce33"/>
          <table:table-cell table:number-columns-repeated="16373"/>
        </table:table-row>
        <table:table-row table:style-name="ro2">
          <table:table-cell/>
          <table:table-cell table:content-validation-name="val11" office:value-type="string" calcext:value-type="string">
            <text:p>Member 1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2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3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4000" calcext:value-type="float">
            <text:p>34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4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7">
          <table:table-cell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14">
          <table:table-cell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2">
          <table:table-cell table:number-columns-repeated="3"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5">
          <table:table-cell table:number-columns-repeated="3"/>
          <table:table-cell table:style-name="ce283"/>
          <table:table-cell table:number-columns-repeated="16380"/>
        </table:table-row>
        <table:table-row table:style-name="ro2" table:number-rows-repeated="442">
          <table:table-cell table:number-columns-repeated="16384"/>
        </table:table-row>
        <table:table-row table:style-name="ro2" table:number-rows-repeated="3">
          <table:table-cell table:style-name="ce6" table:number-columns-repeated="4"/>
          <table:table-cell table:style-name="ce354"/>
          <table:table-cell table:style-name="ce6"/>
          <table:table-cell table:style-name="ce354"/>
          <table:table-cell table:style-name="ce6" table:number-columns-repeated="4"/>
          <table:table-cell table:number-columns-repeated="16373"/>
        </table:table-row>
        <table:table-row table:style-name="ro2" table:visibility="collapse" table:number-rows-repeated="1048069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H8:'Asset Depreciation'.H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G8:'Asset Depreciation'.G53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Members" table:target-range-address="'Owners Equity Accounts'.B8:'Owners Equity Accounts'.B14" table:on-update-keep-styles="true" table:on-update-keep-size="false"/>
        <table:database-range table:name="MembersContributions" table:target-range-address="'Owners Equity Accounts'.D8:'Owners Equity Accounts'.D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1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98P0" style:volatile="true">
      <number:number number:decimal-places="2" number:min-decimal-places="2" number:min-integer-digits="1" number:grouping="true"/>
    </number:number-style>
    <number:number-style style:name="N19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197">
      <number:number number:decimal-places="4" number:min-decimal-places="4" number:min-integer-digits="1"/>
    </number:number-style>
    <number:number-style style:name="N196">
      <number:number number:decimal-places="3" number:min-decimal-places="3" number:min-integer-digits="1"/>
    </number:number-style>
    <number:number-style style:name="N195P0" style:volatile="true">
      <number:number number:decimal-places="0" number:min-decimal-places="0" number:min-integer-digits="0" number:grouping="true"/>
    </number:number-style>
    <number:number-style style:name="N195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95">
      <number:text>--</number:text>
      <style:map style:condition="value()&gt;0" style:apply-style-name="N195P0"/>
      <style:map style:condition="value()&lt;0" style:apply-style-name="N195P1"/>
    </number:number-style>
    <number:number-style style:name="N194P0" style:volatile="true">
      <number:number number:decimal-places="1" number:min-decimal-places="1" number:min-integer-digits="0" number:grouping="true"/>
    </number:number-style>
    <number:number-style style:name="N194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94">
      <number:text>--</number:text>
      <style:map style:condition="value()&gt;0" style:apply-style-name="N194P0"/>
      <style:map style:condition="value()&lt;0" style:apply-style-name="N194P1"/>
    </number:number-style>
    <number:number-style style:name="N193P0" style:volatile="true">
      <number:number number:decimal-places="2" number:min-decimal-places="2" number:min-integer-digits="1" number:grouping="true"/>
      <number:text> </number:text>
    </number:number-style>
    <number:number-style style:name="N19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3P0"/>
    </number:number-style>
    <number:number-style style:name="N192P0" style:volatile="true">
      <number:number number:decimal-places="2" number:min-decimal-places="2" number:min-integer-digits="1" number:grouping="true"/>
      <number:text> </number:text>
    </number:number-style>
    <number:number-style style:name="N192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92">
      <number:text>-</number:text>
      <style:map style:condition="value()&gt;0" style:apply-style-name="N192P0"/>
      <style:map style:condition="value()&lt;0" style:apply-style-name="N192P1"/>
    </number:number-style>
    <number:currency-style style:name="N19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90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90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87">
      <number:day/>
      <number:text>-</number:text>
      <number:month number:textual="true"/>
    </number:date-style>
    <number:date-style style:name="N186">
      <number:month number:textual="true"/>
      <number:text>-</number:text>
      <number:year/>
    </number:date-style>
    <number:number-style style:name="N185P0" style:volatile="true">
      <number:number number:decimal-places="2" number:min-decimal-places="2" number:min-integer-digits="0" number:grouping="true"/>
    </number:number-style>
    <number:number-style style:name="N185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85">
      <number:text>-</number:text>
      <style:map style:condition="value()&gt;0" style:apply-style-name="N185P0"/>
      <style:map style:condition="value()&lt;0" style:apply-style-name="N185P1"/>
    </number:number-style>
    <number:time-style style:name="N184">
      <number:hours/>
      <number:text>:</number:text>
      <number:minutes number:style="long"/>
      <number:text>:</number:text>
      <number:seconds number:style="long"/>
    </number:time-style>
    <number:number-style style:name="N18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3">
      <number:text> $-</number:text>
      <number:number number:decimal-places="0" number:min-decimal-places="0" number:min-integer-digits="0"/>
      <number:text> </number:text>
      <style:map style:condition="value()&gt;0" style:apply-style-name="N183P0"/>
      <style:map style:condition="value()&lt;0" style:apply-style-name="N183P1"/>
    </number:number-style>
    <number:date-style style:name="N182">
      <number:month/>
      <number:text>/</number:text>
      <number:day/>
      <number:text>/</number:text>
      <number:year number:style="long"/>
    </number:dat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time-style style:name="N177">
      <number:hours/>
      <number:text>:</number:text>
      <number:minutes number:style="long"/>
      <number:text> </number:text>
      <number:am-pm/>
    </number:time-style>
    <number:number-style style:name="N176P0" style:volatile="true">
      <number:text>$</number:text>
      <number:number number:decimal-places="2" number:min-decimal-places="2" number:min-integer-digits="1" number:grouping="true"/>
    </number:number-style>
    <number:number-style style:name="N176">
      <number:text>-$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75">
      <number:text>$</number:text>
      <number:number number:decimal-places="2" number:min-decimal-places="2" number:min-integer-digits="1" number:grouping="true"/>
    </number:number-style>
    <number:date-style style:name="N174">
      <number:year number:style="long"/>
      <number:text> </number:text>
      <number:month number:textual="true"/>
      <number:text> </number:text>
      <number:day/>
    </number:date-style>
    <number:time-style style:name="N173">
      <number:minutes number:style="long"/>
      <number:text>:</number:text>
      <number:seconds number:style="long"/>
    </number:time-style>
    <number:number-style style:name="N17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7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0">
      <number:minutes number:style="long"/>
      <number:text>:</number:text>
      <number:seconds number:style="long" number:decimal-places="1"/>
    </number:time-style>
    <number:date-style style:name="N169">
      <number:month/>
      <number:text>/</number:text>
      <number:day/>
    </number:date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8P0"/>
    </number:number-style>
    <number:number-style style:name="N167">
      <number:text>$</number:text>
      <number:number number:decimal-places="2" number:min-decimal-places="2" number:min-integer-digits="1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66P0"/>
    </number:number-style>
    <number:date-style style:name="N165">
      <number:month number:textual="true"/>
    </number:date-style>
    <number:time-style style:name="N164">
      <number:hours/>
      <number:text>:</number:text>
      <number:minutes number:style="long"/>
    </number:time-style>
    <number:number-style style:name="N163P0" style:volatile="true">
      <number:number number:decimal-places="0" number:min-decimal-places="0" number:min-integer-digits="0" number:grouping="true"/>
    </number:number-style>
    <number:number-style style:name="N163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63">
      <number:text>-</number:text>
      <style:map style:condition="value()&gt;0" style:apply-style-name="N163P0"/>
      <style:map style:condition="value()&lt;0" style:apply-style-name="N163P1"/>
    </number:number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9P0" style:volatile="true">
      <number:number number:decimal-places="1" number:min-decimal-places="1" number:min-integer-digits="0" number:grouping="true"/>
    </number:number-style>
    <number:number-style style:name="N159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text>-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0" number:grouping="true"/>
    </number:number-style>
    <number:number-style style:name="N135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35">
      <number:text>-  </number:text>
      <style:map style:condition="value()&gt;0" style:apply-style-name="N135P0"/>
      <style:map style:condition="value()&lt;0" style:apply-style-name="N135P1"/>
    </number:number-style>
    <number:number-style style:name="N134P0" style:volatile="true">
      <number:number number:decimal-places="2" number:min-decimal-places="2" number:min-integer-digits="0" number:grouping="true"/>
    </number:number-style>
    <number:number-style style:name="N134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34">
      <number:text>- </number:text>
      <style:map style:condition="value()&gt;0" style:apply-style-name="N134P0"/>
      <style:map style:condition="value()&lt;0" style:apply-style-name="N134P1"/>
    </number:number-style>
    <number:date-style style:name="N132">
      <number:day/>
      <number:text>-</number:text>
      <number:month number:textual="true"/>
      <number:text>-</number:text>
      <number:year/>
    </number:date-style>
    <number:date-style style:name="N131">
      <number:month number:style="long" number:textual="true"/>
      <number:text> </number:text>
      <number:day/>
    </number:dat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" fo:font-family="'Helvetica Neue'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4:59.651833309</meta:creation-date>
    <meta:editing-duration>PT20H12S</meta:editing-duration>
    <meta:editing-cycles>303</meta:editing-cycles>
    <meta:generator>LibreOffice/7.5.0.3$MacOSX_X86_64 LibreOffice_project/c21113d003cd3efa8c53188764377a8272d9d6de</meta:generator>
    <dc:date>2023-02-05T09:39:32.764089106</dc:date>
    <meta:document-statistic meta:table-count="11" meta:cell-count="2633" meta:object-count="2"/>
  </office:meta>
</office:document-meta>
</file>